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83.08mm"/>
    </style:style>
    <style:style style:name="co4" style:family="table-column">
      <style:table-column-properties fo:break-before="auto" style:column-width="7.9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87.3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14.01mm"/>
    </style:style>
    <style:style style:name="ro1" style:family="table-row">
      <style:table-row-properties style:row-height="23.55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33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1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1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1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1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2" style:family="table-cell" style:parent-style-name="Default" style:data-style-name="N10">
      <style:table-cell-properties fo:background-color="#deebf7" style:diagonal-bl-tr="none" style:diagonal-tl-br="none" fo:border="0.74pt solid #000000" style:rotation-align="none"/>
      <style:text-properties style:text-position=""/>
    </style:style>
    <style:style style:name="ce2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2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2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2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2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2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2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2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3" style:family="table-cell" style:parent-style-name="Default" style:data-style-name="N10">
      <style:table-cell-properties fo:background-color="#9dc3e6" style:diagonal-bl-tr="none" style:diagonal-tl-br="none" fo:border="0.74pt solid #000000" style:rotation-align="none"/>
      <style:text-properties style:text-position=""/>
    </style:style>
    <style:style style:name="ce30" style:family="table-cell" style:parent-style-name="Default" style:data-style-name="N36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3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3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3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3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3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3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3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3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4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text-position=""/>
    </style:style>
    <style:style style:name="ce4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4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4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4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4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4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4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4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49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5" style:family="table-cell" style:parent-style-name="Default">
      <style:table-cell-properties fo:background-color="#9dc3e6" style:diagonal-bl-tr="none" style:diagonal-tl-br="none" fo:border="0.74pt solid #000000" style:rotation-align="none"/>
      <style:text-properties style:text-position=""/>
    </style:style>
    <style:style style:name="ce5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5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52" style:family="table-cell" style:parent-style-name="Default" style:data-style-name="N36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Default" style:data-style-name="N10">
      <style:table-cell-properties fo:background-color="#deebf7" style:diagonal-bl-tr="none" style:diagonal-tl-br="none" fo:border="0.74pt solid #000000" style:rotation-align="none"/>
    </style:style>
    <style:style style:name="ce63" style:family="table-cell" style:parent-style-name="Default" style:data-style-name="N10">
      <style:table-cell-properties fo:background-color="#9dc3e6" style:diagonal-bl-tr="none" style:diagonal-tl-br="none" fo:border="0.74pt solid #000000" style:rotation-align="none"/>
    </style:style>
    <style:style style:name="ce64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65" style:family="table-cell" style:parent-style-name="Default">
      <style:table-cell-properties fo:background-color="#9dc3e6" style:diagonal-bl-tr="none" style:diagonal-tl-br="none" fo:border="0.74pt solid #000000" style:rotation-align="none"/>
    </style:style>
    <style:style style:name="ce6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6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6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7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7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7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7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7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7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7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7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7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7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8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8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8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8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8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8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8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90" style:family="table-cell" style:parent-style-name="Default" style:data-style-name="N36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9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9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9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9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9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9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9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9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0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0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0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0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10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10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10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10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10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109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1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112" style:family="table-cell" style:parent-style-name="Default" style:data-style-name="N36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background-color="transparent" fo:border-left="0.06pt solid #000000" fo:border-right="0.99pt solid #000000" style:rotation-align="none" fo:border-top="0.06pt solid #000000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10">
      <style:table-cell-properties fo:background-color="#99ffcc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110">
      <style:table-cell-properties fo:background-color="#ccffff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10">
      <style:table-cell-properties fo:background-color="#ff6600" style:diagonal-bl-tr="none" style:diagonal-tl-br="none" fo:border="0.06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0.06pt solid #000000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ackground-color="#99ffcc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>
      <style:table-cell-properties fo:background-color="#ccffff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ff6600" style:diagonal-bl-tr="none" style:diagonal-tl-br="none" fo:border="0.06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 style:data-style-name="N37">
      <style:table-cell-properties fo:background-color="#99ffcc" fo:border="0.06pt solid #000000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24" style:family="table-cell" style:parent-style-name="Default" style:data-style-name="N37">
      <style:table-cell-properties fo:background-color="#ccffff" fo:border="0.06pt solid #000000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 style:data-style-name="N37">
      <style:table-cell-properties fo:background-color="#ff6600" fo:border="0.06pt solid #cc0066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128" style:family="table-cell" style:parent-style-name="Default">
      <style:table-cell-properties fo:background-color="#ff6600" style:text-align-source="fix" style:repeat-content="false" fo:border="0.06pt solid #cc0066" style:vertical-align="middle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border-left="0.9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ackground-color="#99ffcc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able-cell-properties fo:background-color="#ccffff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>
      <style:table-cell-properties fo:background-color="#ff6600" style:diagonal-bl-tr="none" style:diagonal-tl-br="none" fo:border="0.99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110">
      <style:table-cell-properties fo:background-color="#99ffcc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110">
      <style:table-cell-properties fo:background-color="#ccffff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10">
      <style:table-cell-properties fo:background-color="#ff6600" style:diagonal-bl-tr="none" style:diagonal-tl-br="none" fo:border="0.99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able-cell-properties fo:background-color="transparent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gr1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8.3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9.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19.4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19.69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4" table:default-cell-style-name="ce21"/>
        <table:table-column table:style-name="co4" table:number-columns-repeated="55" table:default-cell-style-name="ce1"/>
        <table:table-column table:style-name="co5" table:number-columns-repeated="876" table:default-cell-style-name="ce1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6" office:value-type="date" office:date-value="2016-09-23" calcext:value-type="date">
            <text:p>23/09/2016</text:p>
          </table:table-cell>
          <table:table-cell table:style-name="ce22" office:value-type="date" office:date-value="2016-09-24" calcext:value-type="date">
            <text:p>24/09/2016</text:p>
          </table:table-cell>
          <table:table-cell table:style-name="ce22" office:value-type="date" office:date-value="2016-09-25" calcext:value-type="date">
            <text:p>25/09/2016</text:p>
          </table:table-cell>
          <table:table-cell table:style-name="ce30" office:value-type="date" office:date-value="2016-09-26" calcext:value-type="date">
            <office:annotation draw:style-name="gr1" draw:text-style-name="P2" svg:width="35.45mm" svg:height="10.31mm" svg:x="114.69mm" svg:y="0.53mm" draw:caption-point-x="18.15mm" draw:caption-point-y="-0.43mm">
              <dc:date>2016-10-20T00:00:00</dc:date>
              <text:p text:style-name="P1"><text:span text:style-name="T1">Presentación del diagrama de gannt</text:span></text:p>
            </office:annotation>
            <text:p>26/09/2016</text:p>
          </table:table-cell>
          <table:table-cell table:style-name="ce6" office:value-type="date" office:date-value="2016-09-27" calcext:value-type="date">
            <text:p>27/09/2016</text:p>
          </table:table-cell>
          <table:table-cell table:style-name="ce6" office:value-type="date" office:date-value="2016-09-28" calcext:value-type="date">
            <text:p>28/09/2016</text:p>
          </table:table-cell>
          <table:table-cell table:style-name="ce6" office:value-type="date" office:date-value="2016-09-29" calcext:value-type="date">
            <text:p>29/09/2016</text:p>
          </table:table-cell>
          <table:table-cell table:style-name="ce30" office:value-type="date" office:date-value="2016-09-30" calcext:value-type="date">
            <office:annotation draw:style-name="gr2" draw:text-style-name="P2" svg:width="35.45mm" svg:height="11.1mm" svg:x="152.38mm" svg:y="0.53mm" draw:caption-point-x="12.07mm" draw:caption-point-y="-0.43mm">
              <dc:date>2016-10-20T00:00:00</dc:date>
              <text:p text:style-name="P1"><text:span text:style-name="T1">Presentar Anteproyecto</text:span></text:p>
            </office:annotation>
            <text:p>30/09/2016</text:p>
          </table:table-cell>
          <table:table-cell table:style-name="ce22" office:value-type="date" office:date-value="2016-10-01" calcext:value-type="date">
            <text:p>01/10/2016</text:p>
          </table:table-cell>
          <table:table-cell table:style-name="ce22" office:value-type="date" office:date-value="2016-10-02" calcext:value-type="date">
            <text:p>02/10/2016</text:p>
          </table:table-cell>
          <table:table-cell table:style-name="ce6" office:value-type="date" office:date-value="2016-10-03" calcext:value-type="date">
            <text:p>03/10/2016</text:p>
          </table:table-cell>
          <table:table-cell table:style-name="ce6" office:value-type="date" office:date-value="2016-10-04" calcext:value-type="date">
            <text:p>04/10/2016</text:p>
          </table:table-cell>
          <table:table-cell table:style-name="ce6" office:value-type="date" office:date-value="2016-10-05" calcext:value-type="date">
            <text:p>05/10/2016</text:p>
          </table:table-cell>
          <table:table-cell table:style-name="ce6" office:value-type="date" office:date-value="2016-10-06" calcext:value-type="date">
            <text:p>06/10/2016</text:p>
          </table:table-cell>
          <table:table-cell table:style-name="ce6" office:value-type="date" office:date-value="2016-10-07" calcext:value-type="date">
            <text:p>07/10/2016</text:p>
          </table:table-cell>
          <table:table-cell table:style-name="ce22" office:value-type="date" office:date-value="2016-10-08" calcext:value-type="date">
            <text:p>08/10/2016</text:p>
          </table:table-cell>
          <table:table-cell table:style-name="ce22" office:value-type="date" office:date-value="2016-10-09" calcext:value-type="date">
            <text:p>09/10/2016</text:p>
          </table:table-cell>
          <table:table-cell table:style-name="ce30" office:value-type="date" office:date-value="2016-10-10" calcext:value-type="date">
            <office:annotation draw:style-name="gr3" draw:text-style-name="P2" svg:width="35.45mm" svg:height="21.42mm" svg:x="251.51mm" svg:y="0.53mm" draw:caption-point-x="-8.04mm" draw:caption-point-y="-0.43mm">
              <dc:date>2016-10-20T00:00:00</dc:date>
              <text:p text:style-name="P1"><text:span text:style-name="T1">Fin de plazo de subsanación</text:span></text:p>
              <text:p text:style-name="P1"><text:span text:style-name="T1"/></text:p>
            </office:annotation>
            <text:p>10/10/2016</text:p>
          </table:table-cell>
          <table:table-cell table:style-name="ce30" office:value-type="date" office:date-value="2016-10-11" calcext:value-type="date">
            <office:annotation draw:style-name="gr4" draw:text-style-name="P2" svg:width="35.46mm" svg:height="21.69mm" svg:x="259.67mm" svg:y="0.26mm" draw:caption-point-x="-8.3mm" draw:caption-point-y="-0.16mm">
              <dc:date>2016-10-20T00:00:00</dc:date>
              <text:p text:style-name="P1"><text:span text:style-name="T1">Nueva asignación de tutores y publicación, si procede</text:span></text:p>
              <text:p text:style-name="P1"><text:span text:style-name="T1"/></text:p>
            </office:annotation>
            <text:p>11/10/2016</text:p>
          </table:table-cell>
          <table:table-cell table:style-name="ce6" office:value-type="date" office:date-value="2016-10-12" calcext:value-type="date">
            <text:p>12/10/2016</text:p>
          </table:table-cell>
          <table:table-cell table:style-name="ce6" office:value-type="date" office:date-value="2016-10-13" calcext:value-type="date">
            <text:p>13/10/2016</text:p>
          </table:table-cell>
          <table:table-cell table:style-name="ce6" office:value-type="date" office:date-value="2016-10-14" calcext:value-type="date">
            <text:p>14/10/2016</text:p>
          </table:table-cell>
          <table:table-cell table:style-name="ce22" office:value-type="date" office:date-value="2016-10-15" calcext:value-type="date">
            <text:p>15/10/2016</text:p>
          </table:table-cell>
          <table:table-cell table:style-name="ce22" office:value-type="date" office:date-value="2016-10-16" calcext:value-type="date">
            <text:p>16/10/2016</text:p>
          </table:table-cell>
          <table:table-cell table:style-name="ce6" office:value-type="date" office:date-value="2016-10-17" calcext:value-type="date">
            <text:p>17/10/2016</text:p>
          </table:table-cell>
          <table:table-cell table:style-name="ce6" office:value-type="date" office:date-value="2016-10-18" calcext:value-type="date">
            <text:p>18/10/2016</text:p>
          </table:table-cell>
          <table:table-cell table:style-name="ce6" office:value-type="date" office:date-value="2016-10-19" calcext:value-type="date">
            <text:p>19/10/2016</text:p>
          </table:table-cell>
          <table:table-cell table:style-name="ce6" office:value-type="date" office:date-value="2016-10-20" calcext:value-type="date">
            <text:p>20/10/2016</text:p>
          </table:table-cell>
          <table:table-cell table:style-name="ce6" office:value-type="date" office:date-value="2016-10-21" calcext:value-type="date">
            <text:p>21/10/2016</text:p>
          </table:table-cell>
          <table:table-cell table:style-name="ce22" office:value-type="date" office:date-value="2016-10-22" calcext:value-type="date">
            <text:p>22/10/2016</text:p>
          </table:table-cell>
          <table:table-cell table:style-name="ce22" office:value-type="date" office:date-value="2016-10-23" calcext:value-type="date">
            <text:p>23/10/2016</text:p>
          </table:table-cell>
          <table:table-cell table:style-name="ce6" office:value-type="date" office:date-value="2016-10-24" calcext:value-type="date">
            <text:p>24/10/2016</text:p>
          </table:table-cell>
          <table:table-cell table:style-name="ce6" office:value-type="date" office:date-value="2016-10-25" calcext:value-type="date">
            <text:p>25/10/2016</text:p>
          </table:table-cell>
          <table:table-cell table:style-name="ce6" office:value-type="date" office:date-value="2016-10-26" calcext:value-type="date">
            <text:p>26/10/2016</text:p>
          </table:table-cell>
          <table:table-cell table:style-name="ce6" office:value-type="date" office:date-value="2016-10-27" calcext:value-type="date">
            <text:p>27/10/2016</text:p>
          </table:table-cell>
          <table:table-cell table:style-name="ce6" office:value-type="date" office:date-value="2016-10-28" calcext:value-type="date">
            <text:p>28/10/2016</text:p>
          </table:table-cell>
          <table:table-cell table:style-name="ce22" office:value-type="date" office:date-value="2016-10-29" calcext:value-type="date">
            <text:p>29/10/2016</text:p>
          </table:table-cell>
          <table:table-cell table:style-name="ce22" office:value-type="date" office:date-value="2016-10-30" calcext:value-type="date">
            <text:p>30/10/2016</text:p>
          </table:table-cell>
          <table:table-cell table:style-name="ce6" office:value-type="date" office:date-value="2016-10-31" calcext:value-type="date">
            <text:p>31/10/2016</text:p>
          </table:table-cell>
          <table:table-cell table:style-name="ce6" office:value-type="date" office:date-value="2016-11-01" calcext:value-type="date">
            <text:p>01/11/2016</text:p>
          </table:table-cell>
          <table:table-cell table:style-name="ce6" office:value-type="date" office:date-value="2016-11-02" calcext:value-type="date">
            <text:p>02/11/2016</text:p>
          </table:table-cell>
          <table:table-cell table:style-name="ce6" office:value-type="date" office:date-value="2016-11-03" calcext:value-type="date">
            <text:p>03/11/2016</text:p>
          </table:table-cell>
          <table:table-cell table:style-name="ce6" office:value-type="date" office:date-value="2016-11-04" calcext:value-type="date">
            <text:p>04/11/2016</text:p>
          </table:table-cell>
          <table:table-cell table:style-name="ce22" office:value-type="date" office:date-value="2016-11-05" calcext:value-type="date">
            <text:p>05/11/2016</text:p>
          </table:table-cell>
          <table:table-cell table:style-name="ce22" office:value-type="date" office:date-value="2016-11-06" calcext:value-type="date">
            <text:p>06/11/2016</text:p>
          </table:table-cell>
          <table:table-cell table:style-name="ce6" office:value-type="date" office:date-value="2016-11-07" calcext:value-type="date">
            <text:p>07/11/2016</text:p>
          </table:table-cell>
          <table:table-cell table:style-name="ce6" office:value-type="date" office:date-value="2016-11-08" calcext:value-type="date">
            <text:p>08/11/2016</text:p>
          </table:table-cell>
          <table:table-cell table:style-name="ce6" office:value-type="date" office:date-value="2016-11-09" calcext:value-type="date">
            <text:p>09/11/2016</text:p>
          </table:table-cell>
          <table:table-cell table:style-name="ce6" office:value-type="date" office:date-value="2016-11-10" calcext:value-type="date">
            <text:p>10/11/2016</text:p>
          </table:table-cell>
          <table:table-cell table:style-name="ce6" office:value-type="date" office:date-value="2016-11-11" calcext:value-type="date">
            <text:p>11/11/2016</text:p>
          </table:table-cell>
          <table:table-cell table:style-name="ce22" office:value-type="date" office:date-value="2016-11-12" calcext:value-type="date">
            <text:p>12/11/2016</text:p>
          </table:table-cell>
          <table:table-cell table:style-name="ce22" office:value-type="date" office:date-value="2016-11-13" calcext:value-type="date">
            <text:p>13/11/2016</text:p>
          </table:table-cell>
          <table:table-cell table:style-name="ce6" office:value-type="date" office:date-value="2016-11-14" calcext:value-type="date">
            <text:p>14/11/2016</text:p>
          </table:table-cell>
          <table:table-cell table:style-name="ce6" office:value-type="date" office:date-value="2016-11-15" calcext:value-type="date">
            <text:p>15/11/2016</text:p>
          </table:table-cell>
          <table:table-cell table:style-name="ce6" office:value-type="date" office:date-value="2016-11-16" calcext:value-type="date">
            <text:p>16/11/2016</text:p>
          </table:table-cell>
          <table:table-cell table:style-name="ce6" office:value-type="date" office:date-value="2016-11-17" calcext:value-type="date">
            <text:p>17/11/2016</text:p>
          </table:table-cell>
          <table:table-cell table:style-name="ce6" office:value-type="date" office:date-value="2016-11-18" calcext:value-type="date">
            <text:p>18/11/2016</text:p>
          </table:table-cell>
          <table:table-cell table:style-name="ce22" office:value-type="date" office:date-value="2016-11-19" calcext:value-type="date">
            <text:p>19/11/2016</text:p>
          </table:table-cell>
          <table:table-cell table:style-name="ce22" office:value-type="date" office:date-value="2016-11-20" calcext:value-type="date">
            <text:p>20/11/2016</text:p>
          </table:table-cell>
          <table:table-cell table:style-name="ce6" office:value-type="date" office:date-value="2016-11-21" calcext:value-type="date">
            <text:p>21/11/2016</text:p>
          </table:table-cell>
          <table:table-cell table:style-name="ce6" office:value-type="date" office:date-value="2016-11-22" calcext:value-type="date">
            <text:p>22/11/2016</text:p>
          </table:table-cell>
          <table:table-cell table:style-name="ce6" office:value-type="date" office:date-value="2016-11-23" calcext:value-type="date">
            <text:p>23/11/2016</text:p>
          </table:table-cell>
          <table:table-cell table:style-name="ce6" office:value-type="date" office:date-value="2016-11-24" calcext:value-type="date">
            <text:p>24/11/2016</text:p>
          </table:table-cell>
          <table:table-cell table:style-name="ce6" office:value-type="date" office:date-value="2016-11-25" calcext:value-type="date">
            <text:p>25/11/2016</text:p>
          </table:table-cell>
          <table:table-cell table:style-name="ce22" office:value-type="date" office:date-value="2016-11-26" calcext:value-type="date">
            <text:p>26/11/2016</text:p>
          </table:table-cell>
          <table:table-cell table:style-name="ce22" office:value-type="date" office:date-value="2016-11-27" calcext:value-type="date">
            <text:p>27/11/2016</text:p>
          </table:table-cell>
          <table:table-cell table:style-name="ce6" office:value-type="date" office:date-value="2016-11-28" calcext:value-type="date">
            <text:p>28/11/2016</text:p>
          </table:table-cell>
          <table:table-cell table:style-name="ce6" office:value-type="date" office:date-value="2016-11-29" calcext:value-type="date">
            <text:p>29/11/2016</text:p>
          </table:table-cell>
          <table:table-cell table:style-name="ce6" office:value-type="date" office:date-value="2016-11-30" calcext:value-type="date">
            <text:p>30/11/2016</text:p>
          </table:table-cell>
          <table:table-cell table:style-name="ce6" office:value-type="date" office:date-value="2016-12-01" calcext:value-type="date">
            <text:p>01/12/2016</text:p>
          </table:table-cell>
          <table:table-cell table:style-name="ce6" office:value-type="date" office:date-value="2016-12-02" calcext:value-type="date">
            <text:p>02/12/2016</text:p>
          </table:table-cell>
          <table:table-cell table:style-name="ce22" office:value-type="date" office:date-value="2016-12-03" calcext:value-type="date">
            <text:p>03/12/2016</text:p>
          </table:table-cell>
          <table:table-cell table:style-name="ce22" office:value-type="date" office:date-value="2016-12-04" calcext:value-type="date">
            <text:p>04/12/2016</text:p>
          </table:table-cell>
          <table:table-cell table:style-name="ce6" office:value-type="date" office:date-value="2016-12-05" calcext:value-type="date">
            <text:p>05/12/2016</text:p>
          </table:table-cell>
          <table:table-cell table:style-name="ce6" office:value-type="date" office:date-value="2016-12-06" calcext:value-type="date">
            <text:p>06/12/2016</text:p>
          </table:table-cell>
          <table:table-cell table:style-name="ce6" office:value-type="date" office:date-value="2016-12-07" calcext:value-type="date">
            <text:p>07/12/2016</text:p>
          </table:table-cell>
          <table:table-cell table:style-name="ce6" office:value-type="date" office:date-value="2016-12-08" calcext:value-type="date">
            <text:p>08/12/2016</text:p>
          </table:table-cell>
          <table:table-cell table:style-name="ce6" office:value-type="date" office:date-value="2016-12-09" calcext:value-type="date">
            <text:p>09/12/2016</text:p>
          </table:table-cell>
          <table:table-cell table:style-name="ce22" office:value-type="date" office:date-value="2016-12-10" calcext:value-type="date">
            <text:p>10/12/2016</text:p>
          </table:table-cell>
          <table:table-cell table:style-name="ce22" office:value-type="date" office:date-value="2016-12-11" calcext:value-type="date">
            <text:p>11/12/2016</text:p>
          </table:table-cell>
          <table:table-cell table:style-name="ce6" office:value-type="date" office:date-value="2016-12-12" calcext:value-type="date">
            <text:p>12/12/2016</text:p>
          </table:table-cell>
          <table:table-cell table:style-name="ce6" office:value-type="date" office:date-value="2016-12-13" calcext:value-type="date">
            <text:p>13/12/2016</text:p>
          </table:table-cell>
          <table:table-cell table:style-name="ce6" office:value-type="date" office:date-value="2016-12-14" calcext:value-type="date">
            <text:p>14/12/2016</text:p>
          </table:table-cell>
          <table:table-cell table:style-name="ce52" office:value-type="date" office:date-value="2016-12-15" calcext:value-type="date">
            <office:annotation draw:style-name="gr3" draw:text-style-name="P2" svg:width="34.66mm" svg:height="21.42mm" svg:x="773.32mm" svg:y="0.53mm" draw:caption-point-x="-8.3mm" draw:caption-point-y="-0.43mm">
              <dc:date>2016-10-20T00:00:00</dc:date>
              <text:p text:style-name="P1"><text:span text:style-name="T1">Depósito de memorias en el aula virtual</text:span></text:p>
              <text:p text:style-name="P1"><text:span text:style-name="T1"/></text:p>
            </office:annotation>
            <text:p>15/12/2016</text:p>
          </table:table-cell>
          <table:table-cell table:style-name="ce6" office:value-type="date" office:date-value="2016-12-16" calcext:value-type="date">
            <text:p>16/12/2016</text:p>
          </table:table-cell>
          <table:table-cell table:style-name="ce22" office:value-type="date" office:date-value="2016-12-17" calcext:value-type="date">
            <text:p>17/12/2016</text:p>
          </table:table-cell>
          <table:table-cell table:style-name="ce22" office:value-type="date" office:date-value="2016-12-18" calcext:value-type="date">
            <text:p>18/12/2016</text:p>
          </table:table-cell>
          <table:table-cell table:style-name="ce52" office:value-type="date" office:date-value="2016-12-19" calcext:value-type="date">
            <office:annotation draw:style-name="gr3" draw:text-style-name="P2" svg:width="33.86mm" svg:height="21.42mm" svg:x="804.94mm" svg:y="0.53mm" draw:caption-point-x="-8.31mm" draw:caption-point-y="-0.43mm">
              <dc:date>2016-10-20T00:00:00</dc:date>
              <text:p text:style-name="P1"><text:span text:style-name="T1">Defensa de los proyectos (hora a concretar)</text:span></text:p>
            </office:annotation>
            <text:p>19/12/2016</text:p>
          </table:table-cell>
          <table:table-cell table:style-name="ce6" office:value-type="date" office:date-value="2016-12-20" calcext:value-type="date">
            <text:p>20/12/2016</text:p>
          </table:table-cell>
          <table:table-cell table:number-columns-repeated="932"/>
        </table:table-row>
        <table:table-row table:style-name="ro2">
          <table:table-cell table:style-name="ce2" table:formula="of:=[.B2] / 83" office:value-type="percentage" office:value="0.0481927710843374" calcext:value-type="percentage">
            <text:p>5 %</text:p>
          </table:table-cell>
          <table:table-cell table:style-name="ce4" table:formula="of:=COUNTIF([.D2:.CN2];1)" office:value-type="float" office:value="4" calcext:value-type="float">
            <text:p>4</text:p>
          </table:table-cell>
          <table:table-cell table:style-name="ce4" office:value-type="string" calcext:value-type="string">
            <text:p>Diagrama de Gant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table:number-columns-repeated="85"/>
          <table:table-cell table:number-columns-repeated="932"/>
        </table:table-row>
        <table:table-row table:style-name="ro2">
          <table:table-cell table:style-name="ce3" table:formula="of:=[.B3] / 83" office:value-type="percentage" office:value="0.0481927710843374" calcext:value-type="percentage">
            <text:p>5 %</text:p>
          </table:table-cell>
          <table:table-cell table:style-name="ce5" table:formula="of:=COUNTIF([.D3:.CN3];1)" office:value-type="float" office:value="4" calcext:value-type="float">
            <text:p>4</text:p>
          </table:table-cell>
          <table:table-cell table:style-name="ce5" office:value-type="string" calcext:value-type="string">
            <text:p>Anteproyecto</text:p>
          </table:table-cell>
          <table:table-cell table:style-name="ce8" table:number-columns-repeated="4"/>
          <table:table-cell table:style-name="ce32" office:value-type="float" office:value="1" calcext:value-type="float">
            <text:p>1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number-columns-repeated="932"/>
        </table:table-row>
        <table:table-row table:style-name="ro2">
          <table:table-cell table:style-name="ce2" table:formula="of:=[.B4] / 83" office:value-type="percentage" office:value="0.228915662650602" calcext:value-type="percentage">
            <text:p>23 %</text:p>
          </table:table-cell>
          <table:table-cell table:style-name="ce4" table:formula="of:=COUNTIF([.D4:.CN4];1)" office:value-type="float" office:value="19" calcext:value-type="float">
            <text:p>19</text:p>
          </table:table-cell>
          <table:table-cell table:style-name="ce4" office:value-type="string" calcext:value-type="string">
            <text:p>Investigación sobre arquitectura hexagonal</text:p>
          </table:table-cell>
          <table:table-cell table:style-name="ce9"/>
          <table:table-cell table:style-name="ce24" table:number-columns-repeated="3"/>
          <table:table-cell table:style-name="ce33" table:number-columns-repeated="4"/>
          <table:table-cell table:number-columns-repeated="19" table:style-name="ce33" office:value-type="float" office:value="1" calcext:value-type="float">
            <text:p>1</text:p>
          </table:table-cell>
          <table:table-cell table:style-name="ce33" table:number-columns-repeated="62"/>
          <table:table-cell table:number-columns-repeated="932"/>
        </table:table-row>
        <table:table-row table:style-name="ro2">
          <table:table-cell table:style-name="ce3" table:formula="of:=[.B5] / 83" office:value-type="percentage" office:value="0.0481927710843374" calcext:value-type="percentage">
            <text:p>5 %</text:p>
          </table:table-cell>
          <table:table-cell table:style-name="ce5" table:formula="of:=COUNTIF([.D5:.CN5];1)" office:value-type="float" office:value="4" calcext:value-type="float">
            <text:p>4</text:p>
          </table:table-cell>
          <table:table-cell table:style-name="ce5" office:value-type="string" calcext:value-type="string">
            <text:p>Definición de las reglas de dominio y de negocio</text:p>
          </table:table-cell>
          <table:table-cell table:style-name="ce10" table:number-columns-repeated="4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number-columns-repeated="932"/>
        </table:table-row>
        <table:table-row table:style-name="ro2">
          <table:table-cell table:style-name="ce2" table:formula="of:=[.B6] / 83" office:value-type="percentage" office:value="0.036144578313253" calcext:value-type="percentage">
            <text:p>4 %</text:p>
          </table:table-cell>
          <table:table-cell table:style-name="ce4" table:formula="of:=COUNTIF([.D6:.CN6];1)" office:value-type="float" office:value="3" calcext:value-type="float">
            <text:p>3</text:p>
          </table:table-cell>
          <table:table-cell table:style-name="ce4" office:value-type="string" calcext:value-type="string">
            <text:p>Patrón Bridge (Puerto)</text:p>
          </table:table-cell>
          <table:table-cell table:style-name="ce11"/>
          <table:table-cell table:style-name="ce25" table:number-columns-repeated="3"/>
          <table:table-cell table:style-name="ce35" table:number-columns-repeated="27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5"/>
          <table:table-cell table:number-columns-repeated="932"/>
        </table:table-row>
        <table:table-row table:style-name="ro2">
          <table:table-cell table:style-name="ce3" table:formula="of:=[.B7] / 83" office:value-type="percentage" office:value="0.036144578313253" calcext:value-type="percentage">
            <text:p>4 %</text:p>
          </table:table-cell>
          <table:table-cell table:style-name="ce5" table:formula="of:=COUNTIF([.D7:.CN7];1)" office:value-type="float" office:value="3" calcext:value-type="float">
            <text:p>3</text:p>
          </table:table-cell>
          <table:table-cell table:style-name="ce5" office:value-type="string" calcext:value-type="string">
            <text:p>Patrón Adapter</text:p>
          </table:table-cell>
          <table:table-cell table:style-name="ce12" table:number-columns-repeated="4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number-columns-repeated="932"/>
        </table:table-row>
        <table:table-row table:style-name="ro2">
          <table:table-cell table:style-name="ce2" table:formula="of:=[.B8] / 83" office:value-type="percentage" office:value="0.0481927710843374" calcext:value-type="percentage">
            <text:p>5 %</text:p>
          </table:table-cell>
          <table:table-cell table:style-name="ce4" table:formula="of:=COUNTIF([.D8:.CN8];1)" office:value-type="float" office:value="4" calcext:value-type="float">
            <text:p>4</text:p>
          </table:table-cell>
          <table:table-cell table:style-name="ce4" office:value-type="string" calcext:value-type="string">
            <text:p>Patrón Comand</text:p>
          </table:table-cell>
          <table:table-cell table:style-name="ce13"/>
          <table:table-cell table:style-name="ce26" table:number-columns-repeated="3"/>
          <table:table-cell table:style-name="ce37" table:number-columns-repeated="33"/>
          <table:table-cell table:number-columns-repeated="4" table:style-name="ce37" office:value-type="float" office:value="1" calcext:value-type="float">
            <text:p>1</text:p>
          </table:table-cell>
          <table:table-cell table:style-name="ce37" table:number-columns-repeated="48"/>
          <table:table-cell table:number-columns-repeated="932"/>
        </table:table-row>
        <table:table-row table:style-name="ro2">
          <table:table-cell table:style-name="ce3" table:formula="of:=[.B9] / 83" office:value-type="percentage" office:value="0.036144578313253" calcext:value-type="percentage">
            <text:p>4 %</text:p>
          </table:table-cell>
          <table:table-cell table:style-name="ce5" table:formula="of:=COUNTIF([.D9:.CN9];1)" office:value-type="float" office:value="3" calcext:value-type="float">
            <text:p>3</text:p>
          </table:table-cell>
          <table:table-cell table:style-name="ce5" office:value-type="string" calcext:value-type="string">
            <text:p>Patrón Abstract Factory</text:p>
          </table:table-cell>
          <table:table-cell table:style-name="ce14" table:number-columns-repeated="4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number-columns-repeated="3" table:style-name="ce48" office:value-type="float" office:value="1" calcext:value-type="float">
            <text:p>1</text:p>
          </table:table-cell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number-columns-repeated="932"/>
        </table:table-row>
        <table:table-row table:style-name="ro2">
          <table:table-cell table:style-name="ce2" table:formula="of:=[.B10] / 83" office:value-type="percentage" office:value="0.0481927710843374" calcext:value-type="percentage">
            <text:p>5 %</text:p>
          </table:table-cell>
          <table:table-cell table:style-name="ce4" table:formula="of:=COUNTIF([.D10:.CN10];1)" office:value-type="float" office:value="4" calcext:value-type="float">
            <text:p>4</text:p>
          </table:table-cell>
          <table:table-cell table:style-name="ce4" office:value-type="string" calcext:value-type="string">
            <text:p>Implementar los sistema de persistencia.</text:p>
          </table:table-cell>
          <table:table-cell table:style-name="ce15"/>
          <table:table-cell table:style-name="ce27" table:number-columns-repeated="3"/>
          <table:table-cell table:style-name="ce39" table:number-columns-repeated="40"/>
          <table:table-cell table:number-columns-repeated="4" table:style-name="ce39" office:value-type="float" office:value="1" calcext:value-type="float">
            <text:p>1</text:p>
          </table:table-cell>
          <table:table-cell table:style-name="ce39" table:number-columns-repeated="41"/>
          <table:table-cell table:number-columns-repeated="932"/>
        </table:table-row>
        <table:table-row table:style-name="ro2">
          <table:table-cell table:style-name="ce3" table:formula="of:=[.B11] / 83" office:value-type="percentage" office:value="0.072289156626506" calcext:value-type="percentage">
            <text:p>7 %</text:p>
          </table:table-cell>
          <table:table-cell table:style-name="ce5" table:formula="of:=COUNTIF([.D11:.CN11];1)" office:value-type="float" office:value="6" calcext:value-type="float">
            <text:p>6</text:p>
          </table:table-cell>
          <table:table-cell table:style-name="ce5" office:value-type="string" calcext:value-type="string">
            <text:p>Implementación del framework</text:p>
          </table:table-cell>
          <table:table-cell table:style-name="ce16" table:number-columns-repeated="4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number-columns-repeated="932"/>
        </table:table-row>
        <table:table-row table:style-name="ro2">
          <table:table-cell table:style-name="ce2" table:formula="of:=[.B12] / 83" office:value-type="percentage" office:value="0.120481927710843" calcext:value-type="percentage">
            <text:p>12 %</text:p>
          </table:table-cell>
          <table:table-cell table:style-name="ce4" table:formula="of:=COUNTIF([.D12:.CN12];1)" office:value-type="float" office:value="10" calcext:value-type="float">
            <text:p>10</text:p>
          </table:table-cell>
          <table:table-cell table:style-name="ce4" office:value-type="string" calcext:value-type="string">
            <text:p>Crear un cliente que consuma la aplicación</text:p>
          </table:table-cell>
          <table:table-cell table:style-name="ce17"/>
          <table:table-cell table:style-name="ce28" table:number-columns-repeated="3"/>
          <table:table-cell table:style-name="ce41" table:number-columns-repeated="50"/>
          <table:table-cell table:number-columns-repeated="10" table:style-name="ce41" office:value-type="float" office:value="1" calcext:value-type="float">
            <text:p>1</text:p>
          </table:table-cell>
          <table:table-cell table:style-name="ce41" table:number-columns-repeated="25"/>
          <table:table-cell table:number-columns-repeated="932"/>
        </table:table-row>
        <table:table-row table:style-name="ro2">
          <table:table-cell table:style-name="ce3" table:formula="of:=[.B13] / 83" office:value-type="percentage" office:value="0.132530120481928" calcext:value-type="percentage">
            <text:p>13 %</text:p>
          </table:table-cell>
          <table:table-cell table:style-name="ce5" table:formula="of:=COUNTIF([.D13:.CN13];1)" office:value-type="float" office:value="11" calcext:value-type="float">
            <text:p>11</text:p>
          </table:table-cell>
          <table:table-cell table:style-name="ce5" office:value-type="string" calcext:value-type="string">
            <text:p>Elaboración del proyecto </text:p>
          </table:table-cell>
          <table:table-cell table:style-name="ce18" table:number-columns-repeated="4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number-columns-repeated="932"/>
        </table:table-row>
        <table:table-row table:style-name="ro2">
          <table:table-cell table:style-name="ce2" table:formula="of:=[.B14] / 83" office:value-type="percentage" office:value="0.0602409638554217" calcext:value-type="percentage">
            <text:p>6 %</text:p>
          </table:table-cell>
          <table:table-cell table:style-name="ce4" table:formula="of:=COUNTIF([.D14:.CN14];1)" office:value-type="float" office:value="5" calcext:value-type="float">
            <text:p>5</text:p>
          </table:table-cell>
          <table:table-cell table:style-name="ce4" office:value-type="string" calcext:value-type="string">
            <text:p>Valoración economica</text:p>
          </table:table-cell>
          <table:table-cell table:style-name="ce19"/>
          <table:table-cell table:style-name="ce29" table:number-columns-repeated="3"/>
          <table:table-cell table:style-name="ce43" table:number-columns-repeated="71"/>
          <table:table-cell table:number-columns-repeated="5" table:style-name="ce43" office:value-type="float" office:value="1" calcext:value-type="float">
            <text:p>1</text:p>
          </table:table-cell>
          <table:table-cell table:style-name="ce43" table:number-columns-repeated="9"/>
          <table:table-cell table:number-columns-repeated="932"/>
        </table:table-row>
        <table:table-row table:style-name="ro2">
          <table:table-cell table:style-name="ce3" table:formula="of:=[.B15] / COUNT([.$D$1:.$CI$1])" office:value-type="percentage" office:value="0.0476190476190476" calcext:value-type="percentage">
            <text:p>5 %</text:p>
          </table:table-cell>
          <table:table-cell table:style-name="ce5" table:formula="of:=COUNTIF([.D15:.CN15];1)" office:value-type="float" office:value="4" calcext:value-type="float">
            <text:p>4</text:p>
          </table:table-cell>
          <table:table-cell table:style-name="ce5" office:value-type="string" calcext:value-type="string">
            <text:p>Preparación de la presentación</text:p>
          </table:table-cell>
          <table:table-cell table:style-name="ce20" table:number-columns-repeated="4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44"/>
          <table:table-cell table:style-name="ce51" table:number-columns-repeated="3"/>
          <table:table-cell table:style-name="ce44"/>
          <table:table-cell table:number-columns-repeated="93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D2:Hoja1.CN3">
            <calcext:condition calcext:apply-style-name="ConditionalStyle_1" calcext:value="=1" calcext:base-cell-address="Hoja1.D2"/>
            <calcext:condition calcext:apply-style-name="ConditionalStyle_2" calcext:value="=1" calcext:base-cell-address="Hoja1.D2"/>
          </calcext:conditional-format>
          <calcext:conditional-format calcext:target-range-address="Hoja1.H2:Hoja1.CN2">
            <calcext:condition calcext:apply-style-name="ConditionalStyle_3" calcext:value="=1" calcext:base-cell-address="Hoja1.H2"/>
          </calcext:conditional-format>
          <calcext:conditional-format calcext:target-range-address="Hoja1.H3:Hoja1.H3 Hoja1.L3:Hoja1.L3 Hoja1.P3:Hoja1.P3 Hoja1.T3:Hoja1.T3 Hoja1.X3:Hoja1.X3 Hoja1.AB3:Hoja1.AB3 Hoja1.AF3:Hoja1.AF3 Hoja1.AJ3:Hoja1.AJ3 Hoja1.AN3:Hoja1.AN3 Hoja1.AR3:Hoja1.AR3 Hoja1.AV3:Hoja1.AV3 Hoja1.AZ3:Hoja1.AZ3 Hoja1.BD3:Hoja1.BD3 Hoja1.BH3:Hoja1.BH3 Hoja1.BL3:Hoja1.BL3 Hoja1.BP3:Hoja1.BP3 Hoja1.BT3:Hoja1.BT3 Hoja1.BX3:Hoja1.BX3 Hoja1.CB3:Hoja1.CB3 Hoja1.CF3:Hoja1.CF3 Hoja1.CJ3:Hoja1.CJ3 Hoja1.CN3:Hoja1.CN3">
            <calcext:condition calcext:apply-style-name="ConditionalStyle_4" calcext:value="=1" calcext:base-cell-address="Hoja1.H3"/>
          </calcext:conditional-format>
          <calcext:conditional-format calcext:target-range-address="Hoja1.I3:Hoja1.K3 Hoja1.M3:Hoja1.O3 Hoja1.Q3:Hoja1.S3 Hoja1.U3:Hoja1.W3 Hoja1.Y3:Hoja1.AA3 Hoja1.AC3:Hoja1.AE3 Hoja1.AG3:Hoja1.AI3 Hoja1.AK3:Hoja1.AM3 Hoja1.AO3:Hoja1.AQ3 Hoja1.AS3:Hoja1.AU3 Hoja1.AW3:Hoja1.AY3 Hoja1.BA3:Hoja1.BC3 Hoja1.BE3:Hoja1.BG3 Hoja1.BI3:Hoja1.BK3 Hoja1.BM3:Hoja1.BO3 Hoja1.BQ3:Hoja1.BS3 Hoja1.BU3:Hoja1.BW3 Hoja1.BY3:Hoja1.CA3 Hoja1.CC3:Hoja1.CE3 Hoja1.CG3:Hoja1.CI3 Hoja1.CK3:Hoja1.CM3">
            <calcext:condition calcext:apply-style-name="ConditionalStyle_5" calcext:value="=1" calcext:base-cell-address="Hoja1.I3"/>
          </calcext:conditional-format>
          <calcext:conditional-format calcext:target-range-address="Hoja1.D3:Hoja1.G3">
            <calcext:condition calcext:apply-style-name="ConditionalStyle_6" calcext:value="=1" calcext:base-cell-address="Hoja1.D3"/>
          </calcext:conditional-format>
          <calcext:conditional-format calcext:target-range-address="Hoja1.E2:Hoja1.G2">
            <calcext:condition calcext:apply-style-name="ConditionalStyle_7" calcext:value="=1" calcext:base-cell-address="Hoja1.E2"/>
            <calcext:condition calcext:apply-style-name="ConditionalStyle_8" calcext:value="=1" calcext:base-cell-address="Hoja1.E2"/>
          </calcext:conditional-format>
          <calcext:conditional-format calcext:target-range-address="Hoja1.D4:Hoja1.CN5">
            <calcext:condition calcext:apply-style-name="ConditionalStyle_9" calcext:value="=1" calcext:base-cell-address="Hoja1.D4"/>
            <calcext:condition calcext:apply-style-name="ConditionalStyle_10" calcext:value="=1" calcext:base-cell-address="Hoja1.D4"/>
          </calcext:conditional-format>
          <calcext:conditional-format calcext:target-range-address="Hoja1.H4:Hoja1.CN4">
            <calcext:condition calcext:apply-style-name="ConditionalStyle_11" calcext:value="=1" calcext:base-cell-address="Hoja1.H4"/>
          </calcext:conditional-format>
          <calcext:conditional-format calcext:target-range-address="Hoja1.H5:Hoja1.H5 Hoja1.L5:Hoja1.L5 Hoja1.P5:Hoja1.P5 Hoja1.T5:Hoja1.T5 Hoja1.X5:Hoja1.X5 Hoja1.AB5:Hoja1.AB5 Hoja1.AF5:Hoja1.AF5 Hoja1.AJ5:Hoja1.AJ5 Hoja1.AN5:Hoja1.AN5 Hoja1.AR5:Hoja1.AR5 Hoja1.AV5:Hoja1.AV5 Hoja1.AZ5:Hoja1.AZ5 Hoja1.BD5:Hoja1.BD5 Hoja1.BH5:Hoja1.BH5 Hoja1.BL5:Hoja1.BL5 Hoja1.BP5:Hoja1.BP5 Hoja1.BT5:Hoja1.BT5 Hoja1.BX5:Hoja1.BX5 Hoja1.CB5:Hoja1.CB5 Hoja1.CF5:Hoja1.CF5 Hoja1.CJ5:Hoja1.CJ5 Hoja1.CN5:Hoja1.CN5">
            <calcext:condition calcext:apply-style-name="ConditionalStyle_12" calcext:value="=1" calcext:base-cell-address="Hoja1.H5"/>
          </calcext:conditional-format>
          <calcext:conditional-format calcext:target-range-address="Hoja1.I5:Hoja1.K5 Hoja1.M5:Hoja1.O5 Hoja1.Q5:Hoja1.S5 Hoja1.U5:Hoja1.W5 Hoja1.Y5:Hoja1.AA5 Hoja1.AC5:Hoja1.AE5 Hoja1.AG5:Hoja1.AI5 Hoja1.AK5:Hoja1.AM5 Hoja1.AO5:Hoja1.AQ5 Hoja1.AS5:Hoja1.AU5 Hoja1.AW5:Hoja1.AY5 Hoja1.BA5:Hoja1.BC5 Hoja1.BE5:Hoja1.BG5 Hoja1.BI5:Hoja1.BK5 Hoja1.BM5:Hoja1.BO5 Hoja1.BQ5:Hoja1.BS5 Hoja1.BU5:Hoja1.BW5 Hoja1.BY5:Hoja1.CA5 Hoja1.CC5:Hoja1.CE5 Hoja1.CG5:Hoja1.CI5 Hoja1.CK5:Hoja1.CM5">
            <calcext:condition calcext:apply-style-name="ConditionalStyle_13" calcext:value="=1" calcext:base-cell-address="Hoja1.I5"/>
          </calcext:conditional-format>
          <calcext:conditional-format calcext:target-range-address="Hoja1.D5:Hoja1.G5">
            <calcext:condition calcext:apply-style-name="ConditionalStyle_14" calcext:value="=1" calcext:base-cell-address="Hoja1.D5"/>
          </calcext:conditional-format>
          <calcext:conditional-format calcext:target-range-address="Hoja1.E4:Hoja1.G4">
            <calcext:condition calcext:apply-style-name="ConditionalStyle_15" calcext:value="=1" calcext:base-cell-address="Hoja1.E4"/>
            <calcext:condition calcext:apply-style-name="ConditionalStyle_16" calcext:value="=1" calcext:base-cell-address="Hoja1.E4"/>
          </calcext:conditional-format>
          <calcext:conditional-format calcext:target-range-address="Hoja1.D6:Hoja1.CN7">
            <calcext:condition calcext:apply-style-name="ConditionalStyle_17" calcext:value="=1" calcext:base-cell-address="Hoja1.D6"/>
            <calcext:condition calcext:apply-style-name="ConditionalStyle_18" calcext:value="=1" calcext:base-cell-address="Hoja1.D6"/>
          </calcext:conditional-format>
          <calcext:conditional-format calcext:target-range-address="Hoja1.H6:Hoja1.CN6">
            <calcext:condition calcext:apply-style-name="ConditionalStyle_19" calcext:value="=1" calcext:base-cell-address="Hoja1.H6"/>
          </calcext:conditional-format>
          <calcext:conditional-format calcext:target-range-address="Hoja1.H7:Hoja1.H7 Hoja1.L7:Hoja1.L7 Hoja1.P7:Hoja1.P7 Hoja1.T7:Hoja1.T7 Hoja1.X7:Hoja1.X7 Hoja1.AB7:Hoja1.AB7 Hoja1.AF7:Hoja1.AF7 Hoja1.AJ7:Hoja1.AJ7 Hoja1.AN7:Hoja1.AN7 Hoja1.AR7:Hoja1.AR7 Hoja1.AV7:Hoja1.AV7 Hoja1.AZ7:Hoja1.AZ7 Hoja1.BD7:Hoja1.BD7 Hoja1.BH7:Hoja1.BH7 Hoja1.BL7:Hoja1.BL7 Hoja1.BP7:Hoja1.BP7 Hoja1.BT7:Hoja1.BT7 Hoja1.BX7:Hoja1.BX7 Hoja1.CB7:Hoja1.CB7 Hoja1.CF7:Hoja1.CF7 Hoja1.CJ7:Hoja1.CJ7 Hoja1.CN7:Hoja1.CN7">
            <calcext:condition calcext:apply-style-name="ConditionalStyle_20" calcext:value="=1" calcext:base-cell-address="Hoja1.H7"/>
          </calcext:conditional-format>
          <calcext:conditional-format calcext:target-range-address="Hoja1.I7:Hoja1.K7 Hoja1.M7:Hoja1.O7 Hoja1.Q7:Hoja1.S7 Hoja1.U7:Hoja1.W7 Hoja1.Y7:Hoja1.AA7 Hoja1.AC7:Hoja1.AE7 Hoja1.AG7:Hoja1.AI7 Hoja1.AK7:Hoja1.AM7 Hoja1.AO7:Hoja1.AQ7 Hoja1.AS7:Hoja1.AU7 Hoja1.AW7:Hoja1.AY7 Hoja1.BA7:Hoja1.BC7 Hoja1.BE7:Hoja1.BG7 Hoja1.BI7:Hoja1.BK7 Hoja1.BM7:Hoja1.BO7 Hoja1.BQ7:Hoja1.BS7 Hoja1.BU7:Hoja1.BW7 Hoja1.BY7:Hoja1.CA7 Hoja1.CC7:Hoja1.CE7 Hoja1.CG7:Hoja1.CI7 Hoja1.CK7:Hoja1.CM7">
            <calcext:condition calcext:apply-style-name="ConditionalStyle_21" calcext:value="=1" calcext:base-cell-address="Hoja1.I7"/>
          </calcext:conditional-format>
          <calcext:conditional-format calcext:target-range-address="Hoja1.D7:Hoja1.G7">
            <calcext:condition calcext:apply-style-name="ConditionalStyle_22" calcext:value="=1" calcext:base-cell-address="Hoja1.D7"/>
          </calcext:conditional-format>
          <calcext:conditional-format calcext:target-range-address="Hoja1.E6:Hoja1.G6">
            <calcext:condition calcext:apply-style-name="ConditionalStyle_23" calcext:value="=1" calcext:base-cell-address="Hoja1.E6"/>
            <calcext:condition calcext:apply-style-name="ConditionalStyle_24" calcext:value="=1" calcext:base-cell-address="Hoja1.E6"/>
          </calcext:conditional-format>
          <calcext:conditional-format calcext:target-range-address="Hoja1.D8:Hoja1.CN9">
            <calcext:condition calcext:apply-style-name="ConditionalStyle_25" calcext:value="=1" calcext:base-cell-address="Hoja1.D8"/>
            <calcext:condition calcext:apply-style-name="ConditionalStyle_26" calcext:value="=1" calcext:base-cell-address="Hoja1.D8"/>
          </calcext:conditional-format>
          <calcext:conditional-format calcext:target-range-address="Hoja1.H8:Hoja1.CN8">
            <calcext:condition calcext:apply-style-name="ConditionalStyle_27" calcext:value="=1" calcext:base-cell-address="Hoja1.H8"/>
          </calcext:conditional-format>
          <calcext:conditional-format calcext:target-range-address="Hoja1.H9:Hoja1.H9 Hoja1.L9:Hoja1.L9 Hoja1.P9:Hoja1.P9 Hoja1.T9:Hoja1.T9 Hoja1.X9:Hoja1.X9 Hoja1.AB9:Hoja1.AB9 Hoja1.AF9:Hoja1.AF9 Hoja1.AJ9:Hoja1.AJ9 Hoja1.AN9:Hoja1.AN9 Hoja1.AR9:Hoja1.AR9 Hoja1.AV9:Hoja1.AV9 Hoja1.AZ9:Hoja1.AZ9 Hoja1.BD9:Hoja1.BD9 Hoja1.BH9:Hoja1.BH9 Hoja1.BL9:Hoja1.BL9 Hoja1.BP9:Hoja1.BP9 Hoja1.BT9:Hoja1.BT9 Hoja1.BX9:Hoja1.BX9 Hoja1.CB9:Hoja1.CB9 Hoja1.CF9:Hoja1.CF9 Hoja1.CJ9:Hoja1.CJ9 Hoja1.CN9:Hoja1.CN9">
            <calcext:condition calcext:apply-style-name="ConditionalStyle_28" calcext:value="=1" calcext:base-cell-address="Hoja1.H9"/>
          </calcext:conditional-format>
          <calcext:conditional-format calcext:target-range-address="Hoja1.I9:Hoja1.K9 Hoja1.M9:Hoja1.O9 Hoja1.Q9:Hoja1.S9 Hoja1.U9:Hoja1.W9 Hoja1.Y9:Hoja1.AA9 Hoja1.AC9:Hoja1.AE9 Hoja1.AG9:Hoja1.AI9 Hoja1.AK9:Hoja1.AM9 Hoja1.AO9:Hoja1.AQ9 Hoja1.AS9:Hoja1.AU9 Hoja1.AW9:Hoja1.AY9 Hoja1.BA9:Hoja1.BC9 Hoja1.BE9:Hoja1.BG9 Hoja1.BI9:Hoja1.BK9 Hoja1.BM9:Hoja1.BO9 Hoja1.BQ9:Hoja1.BS9 Hoja1.BU9:Hoja1.BW9 Hoja1.BY9:Hoja1.CA9 Hoja1.CC9:Hoja1.CE9 Hoja1.CG9:Hoja1.CI9 Hoja1.CK9:Hoja1.CM9">
            <calcext:condition calcext:apply-style-name="ConditionalStyle_29" calcext:value="=1" calcext:base-cell-address="Hoja1.I9"/>
          </calcext:conditional-format>
          <calcext:conditional-format calcext:target-range-address="Hoja1.D9:Hoja1.G9">
            <calcext:condition calcext:apply-style-name="ConditionalStyle_30" calcext:value="=1" calcext:base-cell-address="Hoja1.D9"/>
          </calcext:conditional-format>
          <calcext:conditional-format calcext:target-range-address="Hoja1.E8:Hoja1.G8">
            <calcext:condition calcext:apply-style-name="ConditionalStyle_31" calcext:value="=1" calcext:base-cell-address="Hoja1.E8"/>
            <calcext:condition calcext:apply-style-name="ConditionalStyle_32" calcext:value="=1" calcext:base-cell-address="Hoja1.E8"/>
          </calcext:conditional-format>
          <calcext:conditional-format calcext:target-range-address="Hoja1.D10:Hoja1.CN11">
            <calcext:condition calcext:apply-style-name="ConditionalStyle_33" calcext:value="=1" calcext:base-cell-address="Hoja1.D10"/>
            <calcext:condition calcext:apply-style-name="ConditionalStyle_34" calcext:value="=1" calcext:base-cell-address="Hoja1.D10"/>
          </calcext:conditional-format>
          <calcext:conditional-format calcext:target-range-address="Hoja1.H10:Hoja1.CN10">
            <calcext:condition calcext:apply-style-name="ConditionalStyle_35" calcext:value="=1" calcext:base-cell-address="Hoja1.H10"/>
          </calcext:conditional-format>
          <calcext:conditional-format calcext:target-range-address="Hoja1.H11:Hoja1.H11 Hoja1.L11:Hoja1.L11 Hoja1.P11:Hoja1.P11 Hoja1.T11:Hoja1.T11 Hoja1.X11:Hoja1.X11 Hoja1.AB11:Hoja1.AB11 Hoja1.AF11:Hoja1.AF11 Hoja1.AJ11:Hoja1.AJ11 Hoja1.AN11:Hoja1.AN11 Hoja1.AR11:Hoja1.AR11 Hoja1.AV11:Hoja1.AV11 Hoja1.AZ11:Hoja1.AZ11 Hoja1.BD11:Hoja1.BD11 Hoja1.BH11:Hoja1.BH11 Hoja1.BL11:Hoja1.BL11 Hoja1.BP11:Hoja1.BP11 Hoja1.BT11:Hoja1.BT11 Hoja1.BX11:Hoja1.BX11 Hoja1.CB11:Hoja1.CB11 Hoja1.CF11:Hoja1.CF11 Hoja1.CJ11:Hoja1.CJ11 Hoja1.CN11:Hoja1.CN11">
            <calcext:condition calcext:apply-style-name="ConditionalStyle_36" calcext:value="=1" calcext:base-cell-address="Hoja1.H11"/>
          </calcext:conditional-format>
          <calcext:conditional-format calcext:target-range-address="Hoja1.I11:Hoja1.K11 Hoja1.M11:Hoja1.O11 Hoja1.Q11:Hoja1.S11 Hoja1.U11:Hoja1.W11 Hoja1.Y11:Hoja1.AA11 Hoja1.AC11:Hoja1.AE11 Hoja1.AG11:Hoja1.AI11 Hoja1.AK11:Hoja1.AM11 Hoja1.AO11:Hoja1.AQ11 Hoja1.AS11:Hoja1.AU11 Hoja1.AW11:Hoja1.AY11 Hoja1.BA11:Hoja1.BC11 Hoja1.BE11:Hoja1.BG11 Hoja1.BI11:Hoja1.BK11 Hoja1.BM11:Hoja1.BO11 Hoja1.BQ11:Hoja1.BS11 Hoja1.BU11:Hoja1.BW11 Hoja1.BY11:Hoja1.CA11 Hoja1.CC11:Hoja1.CE11 Hoja1.CG11:Hoja1.CI11 Hoja1.CK11:Hoja1.CM11">
            <calcext:condition calcext:apply-style-name="ConditionalStyle_37" calcext:value="=1" calcext:base-cell-address="Hoja1.I11"/>
          </calcext:conditional-format>
          <calcext:conditional-format calcext:target-range-address="Hoja1.D11:Hoja1.G11">
            <calcext:condition calcext:apply-style-name="ConditionalStyle_38" calcext:value="=1" calcext:base-cell-address="Hoja1.D11"/>
          </calcext:conditional-format>
          <calcext:conditional-format calcext:target-range-address="Hoja1.E10:Hoja1.G10">
            <calcext:condition calcext:apply-style-name="ConditionalStyle_39" calcext:value="=1" calcext:base-cell-address="Hoja1.E10"/>
            <calcext:condition calcext:apply-style-name="ConditionalStyle_40" calcext:value="=1" calcext:base-cell-address="Hoja1.E10"/>
          </calcext:conditional-format>
          <calcext:conditional-format calcext:target-range-address="Hoja1.D12:Hoja1.CN13">
            <calcext:condition calcext:apply-style-name="ConditionalStyle_41" calcext:value="=1" calcext:base-cell-address="Hoja1.D12"/>
            <calcext:condition calcext:apply-style-name="ConditionalStyle_42" calcext:value="=1" calcext:base-cell-address="Hoja1.D12"/>
          </calcext:conditional-format>
          <calcext:conditional-format calcext:target-range-address="Hoja1.H12:Hoja1.CN12">
            <calcext:condition calcext:apply-style-name="ConditionalStyle_43" calcext:value="=1" calcext:base-cell-address="Hoja1.H12"/>
          </calcext:conditional-format>
          <calcext:conditional-format calcext:target-range-address="Hoja1.H13:Hoja1.H13 Hoja1.L13:Hoja1.L13 Hoja1.P13:Hoja1.P13 Hoja1.T13:Hoja1.T13 Hoja1.X13:Hoja1.X13 Hoja1.AB13:Hoja1.AB13 Hoja1.AF13:Hoja1.AF13 Hoja1.AJ13:Hoja1.AJ13 Hoja1.AN13:Hoja1.AN13 Hoja1.AR13:Hoja1.AR13 Hoja1.AV13:Hoja1.AV13 Hoja1.AZ13:Hoja1.AZ13 Hoja1.BD13:Hoja1.BD13 Hoja1.BH13:Hoja1.BH13 Hoja1.BL13:Hoja1.BL13 Hoja1.BP13:Hoja1.BP13 Hoja1.BT13:Hoja1.BT13 Hoja1.BX13:Hoja1.BX13 Hoja1.CB13:Hoja1.CB13 Hoja1.CF13:Hoja1.CF13 Hoja1.CJ13:Hoja1.CJ13 Hoja1.CN13:Hoja1.CN13">
            <calcext:condition calcext:apply-style-name="ConditionalStyle_44" calcext:value="=1" calcext:base-cell-address="Hoja1.H13"/>
          </calcext:conditional-format>
          <calcext:conditional-format calcext:target-range-address="Hoja1.I13:Hoja1.K13 Hoja1.M13:Hoja1.O13 Hoja1.Q13:Hoja1.S13 Hoja1.U13:Hoja1.W13 Hoja1.Y13:Hoja1.AA13 Hoja1.AC13:Hoja1.AE13 Hoja1.AG13:Hoja1.AI13 Hoja1.AK13:Hoja1.AM13 Hoja1.AO13:Hoja1.AQ13 Hoja1.AS13:Hoja1.AU13 Hoja1.AW13:Hoja1.AY13 Hoja1.BA13:Hoja1.BC13 Hoja1.BE13:Hoja1.BG13 Hoja1.BI13:Hoja1.BK13 Hoja1.BM13:Hoja1.BO13 Hoja1.BQ13:Hoja1.BS13 Hoja1.BU13:Hoja1.BW13 Hoja1.BY13:Hoja1.CA13 Hoja1.CC13:Hoja1.CE13 Hoja1.CG13:Hoja1.CI13 Hoja1.CK13:Hoja1.CM13">
            <calcext:condition calcext:apply-style-name="ConditionalStyle_45" calcext:value="=1" calcext:base-cell-address="Hoja1.I13"/>
          </calcext:conditional-format>
          <calcext:conditional-format calcext:target-range-address="Hoja1.D13:Hoja1.G13">
            <calcext:condition calcext:apply-style-name="ConditionalStyle_46" calcext:value="=1" calcext:base-cell-address="Hoja1.D13"/>
          </calcext:conditional-format>
          <calcext:conditional-format calcext:target-range-address="Hoja1.E12:Hoja1.G12">
            <calcext:condition calcext:apply-style-name="ConditionalStyle_47" calcext:value="=1" calcext:base-cell-address="Hoja1.E12"/>
            <calcext:condition calcext:apply-style-name="ConditionalStyle_48" calcext:value="=1" calcext:base-cell-address="Hoja1.E12"/>
          </calcext:conditional-format>
          <calcext:conditional-format calcext:target-range-address="Hoja1.D14:Hoja1.CN15">
            <calcext:condition calcext:apply-style-name="ConditionalStyle_49" calcext:value="=1" calcext:base-cell-address="Hoja1.D14"/>
            <calcext:condition calcext:apply-style-name="ConditionalStyle_50" calcext:value="=1" calcext:base-cell-address="Hoja1.D14"/>
          </calcext:conditional-format>
          <calcext:conditional-format calcext:target-range-address="Hoja1.H14:Hoja1.CN14">
            <calcext:condition calcext:apply-style-name="ConditionalStyle_51" calcext:value="=1" calcext:base-cell-address="Hoja1.H14"/>
          </calcext:conditional-format>
          <calcext:conditional-format calcext:target-range-address="Hoja1.H15:Hoja1.H15 Hoja1.L15:Hoja1.L15 Hoja1.P15:Hoja1.P15 Hoja1.T15:Hoja1.T15 Hoja1.X15:Hoja1.X15 Hoja1.AB15:Hoja1.AB15 Hoja1.AF15:Hoja1.AF15 Hoja1.AJ15:Hoja1.AJ15 Hoja1.AN15:Hoja1.AN15 Hoja1.AR15:Hoja1.AR15 Hoja1.AV15:Hoja1.AV15 Hoja1.AZ15:Hoja1.AZ15 Hoja1.BD15:Hoja1.BD15 Hoja1.BH15:Hoja1.BH15 Hoja1.BL15:Hoja1.BL15 Hoja1.BP15:Hoja1.BP15 Hoja1.BT15:Hoja1.BT15 Hoja1.BX15:Hoja1.BX15 Hoja1.CB15:Hoja1.CB15 Hoja1.CF15:Hoja1.CF15 Hoja1.CJ15:Hoja1.CJ15 Hoja1.CN15:Hoja1.CN15">
            <calcext:condition calcext:apply-style-name="ConditionalStyle_52" calcext:value="=1" calcext:base-cell-address="Hoja1.H15"/>
          </calcext:conditional-format>
          <calcext:conditional-format calcext:target-range-address="Hoja1.I15:Hoja1.K15 Hoja1.M15:Hoja1.O15 Hoja1.Q15:Hoja1.S15 Hoja1.U15:Hoja1.W15 Hoja1.Y15:Hoja1.AA15 Hoja1.AC15:Hoja1.AE15 Hoja1.AG15:Hoja1.AI15 Hoja1.AK15:Hoja1.AM15 Hoja1.AO15:Hoja1.AQ15 Hoja1.AS15:Hoja1.AU15 Hoja1.AW15:Hoja1.AY15 Hoja1.BA15:Hoja1.BC15 Hoja1.BE15:Hoja1.BG15 Hoja1.BI15:Hoja1.BK15 Hoja1.BM15:Hoja1.BO15 Hoja1.BQ15:Hoja1.BS15 Hoja1.BU15:Hoja1.BW15 Hoja1.BY15:Hoja1.CA15 Hoja1.CC15:Hoja1.CE15 Hoja1.CG15:Hoja1.CI15 Hoja1.CK15:Hoja1.CM15">
            <calcext:condition calcext:apply-style-name="ConditionalStyle_53" calcext:value="=1" calcext:base-cell-address="Hoja1.I15"/>
          </calcext:conditional-format>
          <calcext:conditional-format calcext:target-range-address="Hoja1.D15:Hoja1.G15">
            <calcext:condition calcext:apply-style-name="ConditionalStyle_54" calcext:value="=1" calcext:base-cell-address="Hoja1.D15"/>
          </calcext:conditional-format>
          <calcext:conditional-format calcext:target-range-address="Hoja1.E14:Hoja1.G14">
            <calcext:condition calcext:apply-style-name="ConditionalStyle_55" calcext:value="=1" calcext:base-cell-address="Hoja1.E14"/>
            <calcext:condition calcext:apply-style-name="ConditionalStyle_56" calcext:value="=1" calcext:base-cell-address="Hoja1.E14"/>
          </calcext:conditional-format>
        </calcext:conditional-formats>
      </table:table>
      <table:table table:name="Hoja2" table:style-name="ta2">
        <office:forms form:automatic-focus="false" form:apply-design-mode="false"/>
        <table:table-column table:style-name="co6" table:default-cell-style-name="ce117"/>
        <table:table-column table:style-name="co7" table:default-cell-style-name="ce117"/>
        <table:table-column table:style-name="co8" table:number-columns-repeated="2" table:default-cell-style-name="ce117"/>
        <table:table-column table:style-name="co6" table:default-cell-style-name="ce117"/>
        <table:table-column table:style-name="co9" table:default-cell-style-name="ce117"/>
        <table:table-column table:style-name="co10" table:number-columns-repeated="2" table:default-cell-style-name="ce117"/>
        <table:table-column table:style-name="co8" table:number-columns-repeated="1013" table:default-cell-style-name="ce117"/>
        <table:table-row table:style-name="ro4">
          <table:table-cell table:style-name="ce113" office:value-type="string" calcext:value-type="string">
            <text:p>%</text:p>
          </table:table-cell>
          <table:table-cell table:style-name="ce118" office:value-type="string" calcext:value-type="string">
            <text:p>Tarea</text:p>
          </table:table-cell>
          <table:table-cell table:style-name="ce122" office:value-type="string" calcext:value-type="string">
            <text:p>Inicio</text:p>
          </table:table-cell>
          <table:table-cell table:style-name="ce122" office:value-type="string" calcext:value-type="string">
            <text:p>Fin</text:p>
          </table:table-cell>
          <table:table-cell table:style-name="ce118" office:value-type="string" calcext:value-type="string">
            <text:p>Días</text:p>
          </table:table-cell>
          <table:table-cell table:style-name="ce126" office:value-type="string" calcext:value-type="string">
            <text:p>Fin</text:p>
          </table:table-cell>
          <table:table-cell table:style-name="ce129" office:value-type="string" calcext:value-type="string" table:number-columns-spanned="2" table:number-rows-spanned="1">
            <text:p>Rest.</text:p>
          </table:table-cell>
          <table:covered-table-cell table:style-name="ce129"/>
          <table:table-cell table:style-name="ce136" table:number-columns-repeated="1007"/>
          <table:table-cell table:number-columns-repeated="6"/>
        </table:table-row>
        <table:table-row table:style-name="ro5">
          <table:table-cell table:style-name="ce114" table:formula="of:=(100/SUM([.$E$2:.$E$15]))*[.E2]" office:value-type="float" office:value="4.76190476190476" calcext:value-type="float">
            <text:p>5 %</text:p>
          </table:table-cell>
          <table:table-cell table:style-name="ce119" office:value-type="string" calcext:value-type="string">
            <text:p>Diagrama de Gantt</text:p>
          </table:table-cell>
          <table:table-cell table:style-name="ce123" office:value-type="date" office:date-value="2016-09-23" calcext:value-type="date">
            <text:p>23/09/16</text:p>
          </table:table-cell>
          <table:table-cell table:style-name="ce123" office:value-type="date" office:date-value="2016-09-26" calcext:value-type="date">
            <text:p>26/09/16</text:p>
          </table:table-cell>
          <table:table-cell table:style-name="ce119" table:formula="of:=[.D2]-[.C2]+1" office:value-type="float" office:value="4" calcext:value-type="float">
            <text:p>4</text:p>
          </table:table-cell>
          <table:table-cell table:style-name="ce127" office:value-type="string" calcext:value-type="string">
            <text:p>x</text:p>
          </table:table-cell>
          <table:table-cell table:style-name="ce130" table:formula="of:=SUM([.E2:.E15])" office:value-type="float" office:value="84" calcext:value-type="float">
            <text:p>84</text:p>
          </table:table-cell>
          <table:table-cell table:style-name="ce133" office:value-type="float" office:value="100" calcext:value-type="float">
            <text:p>100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3]" office:value-type="float" office:value="4.76190476190476" calcext:value-type="float">
            <text:p>5 %</text:p>
          </table:table-cell>
          <table:table-cell table:style-name="ce120" office:value-type="string" calcext:value-type="string">
            <text:p>Anteproyecto</text:p>
          </table:table-cell>
          <table:table-cell table:style-name="ce124" office:value-type="date" office:date-value="2016-09-27" calcext:value-type="date">
            <text:p>27/09/16</text:p>
          </table:table-cell>
          <table:table-cell table:style-name="ce124" office:value-type="date" office:date-value="2016-09-30" calcext:value-type="date">
            <text:p>30/09/16</text:p>
          </table:table-cell>
          <table:table-cell table:style-name="ce120" table:formula="of:=[.D3]-[.C3]+1" office:value-type="float" office:value="4" calcext:value-type="float">
            <text:p>4</text:p>
          </table:table-cell>
          <table:table-cell table:style-name="ce127" office:value-type="string" calcext:value-type="string">
            <text:p>x</text:p>
          </table:table-cell>
          <table:table-cell table:style-name="ce131" table:formula="of:=[.$G$2]-SUM([.$E$2:.E2])" office:value-type="float" office:value="80" calcext:value-type="float">
            <text:p>80</text:p>
          </table:table-cell>
          <table:table-cell table:style-name="ce134" table:formula="of:=[.H2]-[.A2]" office:value-type="float" office:value="95.2380952380952" calcext:value-type="float">
            <text:p>95 %</text:p>
          </table:table-cell>
          <table:table-cell table:number-columns-repeated="1013"/>
        </table:table-row>
        <table:table-row table:style-name="ro5">
          <table:table-cell table:style-name="ce114" table:formula="of:=(100/SUM([.$E$2:.$E$15]))*[.E4]" office:value-type="float" office:value="22.6190476190476" calcext:value-type="float">
            <text:p>23 %</text:p>
          </table:table-cell>
          <table:table-cell table:style-name="ce119" office:value-type="string" calcext:value-type="string">
            <text:p>Investigación sobre arquitectura hexagonal</text:p>
          </table:table-cell>
          <table:table-cell table:style-name="ce123" office:value-type="date" office:date-value="2016-10-01" calcext:value-type="date">
            <text:p>01/10/16</text:p>
          </table:table-cell>
          <table:table-cell table:style-name="ce123" office:value-type="date" office:date-value="2016-10-19" calcext:value-type="date">
            <text:p>19/10/16</text:p>
          </table:table-cell>
          <table:table-cell table:style-name="ce119" table:formula="of:=[.D4]-[.C4]+1" office:value-type="float" office:value="19" calcext:value-type="float">
            <text:p>19</text:p>
          </table:table-cell>
          <table:table-cell table:style-name="ce127" office:value-type="string" calcext:value-type="string">
            <text:p>x</text:p>
          </table:table-cell>
          <table:table-cell table:style-name="ce130" table:formula="of:=SUM([.E4:.E17])" office:value-type="float" office:value="76" calcext:value-type="float">
            <text:p>76</text:p>
          </table:table-cell>
          <table:table-cell table:style-name="ce133" table:formula="of:=[.H3]-[.A3]" office:value-type="float" office:value="90.4761904761905" calcext:value-type="float">
            <text:p>90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5]" office:value-type="float" office:value="4.76190476190476" calcext:value-type="float">
            <text:p>5 %</text:p>
          </table:table-cell>
          <table:table-cell table:style-name="ce120" office:value-type="string" calcext:value-type="string">
            <text:p>Definición de las reglas de dominio y de negocio</text:p>
          </table:table-cell>
          <table:table-cell table:style-name="ce124" office:value-type="date" office:date-value="2016-10-20" calcext:value-type="date">
            <text:p>20/10/16</text:p>
          </table:table-cell>
          <table:table-cell table:style-name="ce124" office:value-type="date" office:date-value="2016-10-23" calcext:value-type="date">
            <text:p>23/10/16</text:p>
          </table:table-cell>
          <table:table-cell table:style-name="ce120" table:formula="of:=[.D5]-[.C5]+1" office:value-type="float" office:value="4" calcext:value-type="float">
            <text:p>4</text:p>
          </table:table-cell>
          <table:table-cell table:style-name="ce127"/>
          <table:table-cell table:style-name="ce131" table:formula="of:=[.$G$2]-SUM([.$E$2:.E4])" office:value-type="float" office:value="57" calcext:value-type="float">
            <text:p>57</text:p>
          </table:table-cell>
          <table:table-cell table:style-name="ce134" table:formula="of:=[.H4]-[.A4]" office:value-type="float" office:value="67.8571428571429" calcext:value-type="float">
            <text:p>68 %</text:p>
          </table:table-cell>
          <table:table-cell table:number-columns-repeated="1013"/>
        </table:table-row>
        <table:table-row table:style-name="ro5">
          <table:table-cell table:style-name="ce114" table:formula="of:=(100/SUM([.$E$2:.$E$15]))*[.E6]" office:value-type="float" office:value="3.57142857142857" calcext:value-type="float">
            <text:p>4 %</text:p>
          </table:table-cell>
          <table:table-cell table:style-name="ce119" office:value-type="string" calcext:value-type="string">
            <text:p>Patrón Bridge (Puerto)</text:p>
          </table:table-cell>
          <table:table-cell table:style-name="ce123" office:value-type="date" office:date-value="2016-10-24" calcext:value-type="date">
            <text:p>24/10/16</text:p>
          </table:table-cell>
          <table:table-cell table:style-name="ce123" office:value-type="date" office:date-value="2016-10-26" calcext:value-type="date">
            <text:p>26/10/16</text:p>
          </table:table-cell>
          <table:table-cell table:style-name="ce119" table:formula="of:=[.D6]-[.C6]+1" office:value-type="float" office:value="3" calcext:value-type="float">
            <text:p>3</text:p>
          </table:table-cell>
          <table:table-cell table:style-name="ce127"/>
          <table:table-cell table:style-name="ce130" table:formula="of:=SUM([.E6:.E19])" office:value-type="float" office:value="53" calcext:value-type="float">
            <text:p>53</text:p>
          </table:table-cell>
          <table:table-cell table:style-name="ce133" table:formula="of:=[.H5]-[.A5]" office:value-type="float" office:value="63.0952380952381" calcext:value-type="float">
            <text:p>63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7]" office:value-type="float" office:value="3.57142857142857" calcext:value-type="float">
            <text:p>4 %</text:p>
          </table:table-cell>
          <table:table-cell table:style-name="ce120" office:value-type="string" calcext:value-type="string">
            <text:p>Patrón Adapter</text:p>
          </table:table-cell>
          <table:table-cell table:style-name="ce124" office:value-type="date" office:date-value="2016-10-27" calcext:value-type="date">
            <text:p>27/10/16</text:p>
          </table:table-cell>
          <table:table-cell table:style-name="ce124" office:value-type="date" office:date-value="2016-10-29" calcext:value-type="date">
            <text:p>29/10/16</text:p>
          </table:table-cell>
          <table:table-cell table:style-name="ce120" table:formula="of:=[.D7]-[.C7]+1" office:value-type="float" office:value="3" calcext:value-type="float">
            <text:p>3</text:p>
          </table:table-cell>
          <table:table-cell table:style-name="ce127"/>
          <table:table-cell table:style-name="ce131" table:formula="of:=[.$G$2]-SUM([.$E$2:.E6])" office:value-type="float" office:value="50" calcext:value-type="float">
            <text:p>50</text:p>
          </table:table-cell>
          <table:table-cell table:style-name="ce134" table:formula="of:=[.H6]-[.A6]" office:value-type="float" office:value="59.5238095238095" calcext:value-type="float">
            <text:p>60 %</text:p>
          </table:table-cell>
          <table:table-cell table:number-columns-repeated="1013"/>
        </table:table-row>
        <table:table-row table:style-name="ro5">
          <table:table-cell table:style-name="ce114" table:formula="of:=(100/SUM([.$E$2:.$E$15]))*[.E8]" office:value-type="float" office:value="4.76190476190476" calcext:value-type="float">
            <text:p>5 %</text:p>
          </table:table-cell>
          <table:table-cell table:style-name="ce119" office:value-type="string" calcext:value-type="string">
            <text:p>Patrón Comand</text:p>
          </table:table-cell>
          <table:table-cell table:style-name="ce123" office:value-type="date" office:date-value="2016-10-30" calcext:value-type="date">
            <text:p>30/10/16</text:p>
          </table:table-cell>
          <table:table-cell table:style-name="ce123" office:value-type="date" office:date-value="2016-11-02" calcext:value-type="date">
            <text:p>02/11/16</text:p>
          </table:table-cell>
          <table:table-cell table:style-name="ce119" table:formula="of:=[.D8]-[.C8]+1" office:value-type="float" office:value="4" calcext:value-type="float">
            <text:p>4</text:p>
          </table:table-cell>
          <table:table-cell table:style-name="ce127"/>
          <table:table-cell table:style-name="ce130" table:formula="of:=SUM([.E8:.E21])" office:value-type="float" office:value="47" calcext:value-type="float">
            <text:p>47</text:p>
          </table:table-cell>
          <table:table-cell table:style-name="ce133" table:formula="of:=[.H7]-[.A7]" office:value-type="float" office:value="55.952380952381" calcext:value-type="float">
            <text:p>56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9]" office:value-type="float" office:value="3.57142857142857" calcext:value-type="float">
            <text:p>4 %</text:p>
          </table:table-cell>
          <table:table-cell table:style-name="ce120" office:value-type="string" calcext:value-type="string">
            <text:p>Patrón Abstract Factory</text:p>
          </table:table-cell>
          <table:table-cell table:style-name="ce124" office:value-type="date" office:date-value="2016-11-03" calcext:value-type="date">
            <text:p>03/11/16</text:p>
          </table:table-cell>
          <table:table-cell table:style-name="ce124" office:value-type="date" office:date-value="2016-11-05" calcext:value-type="date">
            <text:p>05/11/16</text:p>
          </table:table-cell>
          <table:table-cell table:style-name="ce120" table:formula="of:=[.D9]-[.C9]+1" office:value-type="float" office:value="3" calcext:value-type="float">
            <text:p>3</text:p>
          </table:table-cell>
          <table:table-cell table:style-name="ce127"/>
          <table:table-cell table:style-name="ce131" table:formula="of:=[.$G$2]-SUM([.$E$2:.E8])" office:value-type="float" office:value="43" calcext:value-type="float">
            <text:p>43</text:p>
          </table:table-cell>
          <table:table-cell table:style-name="ce134" table:formula="of:=[.H8]-[.A8]" office:value-type="float" office:value="51.1904761904762" calcext:value-type="float">
            <text:p>51 %</text:p>
          </table:table-cell>
          <table:table-cell table:number-columns-repeated="1013"/>
        </table:table-row>
        <table:table-row table:style-name="ro5">
          <table:table-cell table:style-name="ce116" table:formula="of:=(100/SUM([.$E$2:.$E$15]))*[.E10]" office:value-type="float" office:value="4.76190476190476" calcext:value-type="float">
            <text:p>5 %</text:p>
          </table:table-cell>
          <table:table-cell table:style-name="ce121" office:value-type="string" calcext:value-type="string">
            <text:p>Implementar los sistema de persistencia.</text:p>
          </table:table-cell>
          <table:table-cell table:style-name="ce125" office:value-type="date" office:date-value="2016-11-06" calcext:value-type="date">
            <text:p>06/11/16</text:p>
          </table:table-cell>
          <table:table-cell table:style-name="ce125" office:value-type="date" office:date-value="2016-11-09" calcext:value-type="date">
            <text:p>09/11/16</text:p>
          </table:table-cell>
          <table:table-cell table:style-name="ce121" table:formula="of:=[.D10]-[.C10]+1" office:value-type="float" office:value="4" calcext:value-type="float">
            <text:p>4</text:p>
          </table:table-cell>
          <table:table-cell table:style-name="ce128"/>
          <table:table-cell table:style-name="ce132" table:formula="of:=SUM([.E10:.E23])" office:value-type="float" office:value="40" calcext:value-type="float">
            <text:p>40</text:p>
          </table:table-cell>
          <table:table-cell table:style-name="ce135" table:formula="of:=[.H9]-[.A9]" office:value-type="float" office:value="47.6190476190476" calcext:value-type="float">
            <text:p>48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11]" office:value-type="float" office:value="7.14285714285714" calcext:value-type="float">
            <text:p>7 %</text:p>
          </table:table-cell>
          <table:table-cell table:style-name="ce120" office:value-type="string" calcext:value-type="string">
            <text:p>Implementación del framework</text:p>
          </table:table-cell>
          <table:table-cell table:style-name="ce124" office:value-type="date" office:date-value="2016-11-10" calcext:value-type="date">
            <text:p>10/11/16</text:p>
          </table:table-cell>
          <table:table-cell table:style-name="ce124" office:value-type="date" office:date-value="2016-11-15" calcext:value-type="date">
            <text:p>15/11/16</text:p>
          </table:table-cell>
          <table:table-cell table:style-name="ce120" table:formula="of:=[.D11]-[.C11]+1" office:value-type="float" office:value="6" calcext:value-type="float">
            <text:p>6</text:p>
          </table:table-cell>
          <table:table-cell table:style-name="ce127"/>
          <table:table-cell table:style-name="ce131" table:formula="of:=[.$G$2]-SUM([.$E$2:.E10])" office:value-type="float" office:value="36" calcext:value-type="float">
            <text:p>36</text:p>
          </table:table-cell>
          <table:table-cell table:style-name="ce134" table:formula="of:=[.H10]-[.A10]" office:value-type="float" office:value="42.8571428571429" calcext:value-type="float">
            <text:p>43 %</text:p>
          </table:table-cell>
          <table:table-cell table:number-columns-repeated="1013"/>
        </table:table-row>
        <table:table-row table:style-name="ro5">
          <table:table-cell table:style-name="ce114" table:formula="of:=(100/SUM([.$E$2:.$E$15]))*[.E12]" office:value-type="float" office:value="11.9047619047619" calcext:value-type="float">
            <text:p>12 %</text:p>
          </table:table-cell>
          <table:table-cell table:style-name="ce119" office:value-type="string" calcext:value-type="string">
            <text:p>Crear un cliente que consuma la aplicación</text:p>
          </table:table-cell>
          <table:table-cell table:style-name="ce123" office:value-type="date" office:date-value="2016-11-16" calcext:value-type="date">
            <text:p>16/11/16</text:p>
          </table:table-cell>
          <table:table-cell table:style-name="ce123" office:value-type="date" office:date-value="2016-11-25" calcext:value-type="date">
            <text:p>25/11/16</text:p>
          </table:table-cell>
          <table:table-cell table:style-name="ce119" table:formula="of:=[.D12]-[.C12]+1" office:value-type="float" office:value="10" calcext:value-type="float">
            <text:p>10</text:p>
          </table:table-cell>
          <table:table-cell table:style-name="ce127"/>
          <table:table-cell table:style-name="ce130" table:formula="of:=SUM([.E12:.E25])" office:value-type="float" office:value="30" calcext:value-type="float">
            <text:p>30</text:p>
          </table:table-cell>
          <table:table-cell table:style-name="ce133" table:formula="of:=[.H11]-[.A11]" office:value-type="float" office:value="35.7142857142858" calcext:value-type="float">
            <text:p>36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13]" office:value-type="float" office:value="13.0952380952381" calcext:value-type="float">
            <text:p>13 %</text:p>
          </table:table-cell>
          <table:table-cell table:style-name="ce120" office:value-type="string" calcext:value-type="string">
            <text:p>Elaboración del proyecto </text:p>
          </table:table-cell>
          <table:table-cell table:style-name="ce124" office:value-type="date" office:date-value="2016-11-26" calcext:value-type="date">
            <text:p>26/11/16</text:p>
          </table:table-cell>
          <table:table-cell table:style-name="ce124" office:value-type="date" office:date-value="2016-12-06" calcext:value-type="date">
            <text:p>06/12/16</text:p>
          </table:table-cell>
          <table:table-cell table:style-name="ce120" table:formula="of:=[.D13]-[.C13]+1" office:value-type="float" office:value="11" calcext:value-type="float">
            <text:p>11</text:p>
          </table:table-cell>
          <table:table-cell table:style-name="ce127"/>
          <table:table-cell table:style-name="ce131" table:formula="of:=[.$G$2]-SUM([.$E$2:.E12])" office:value-type="float" office:value="20" calcext:value-type="float">
            <text:p>20</text:p>
          </table:table-cell>
          <table:table-cell table:style-name="ce134" table:formula="of:=[.H12]-[.A12]" office:value-type="float" office:value="23.8095238095238" calcext:value-type="float">
            <text:p>24 %</text:p>
          </table:table-cell>
          <table:table-cell table:number-columns-repeated="1013"/>
        </table:table-row>
        <table:table-row table:style-name="ro5">
          <table:table-cell table:style-name="ce114" table:formula="of:=(100/SUM([.$E$2:.$E$15]))*[.E14]" office:value-type="float" office:value="5.95238095238095" calcext:value-type="float">
            <text:p>6 %</text:p>
          </table:table-cell>
          <table:table-cell table:style-name="ce119" office:value-type="string" calcext:value-type="string">
            <text:p>Valoración económica</text:p>
          </table:table-cell>
          <table:table-cell table:style-name="ce123" office:value-type="date" office:date-value="2016-12-07" calcext:value-type="date">
            <text:p>07/12/16</text:p>
          </table:table-cell>
          <table:table-cell table:style-name="ce123" office:value-type="date" office:date-value="2016-12-11" calcext:value-type="date">
            <text:p>11/12/16</text:p>
          </table:table-cell>
          <table:table-cell table:style-name="ce119" table:formula="of:=[.D14]-[.C14]+1" office:value-type="float" office:value="5" calcext:value-type="float">
            <text:p>5</text:p>
          </table:table-cell>
          <table:table-cell table:style-name="ce127"/>
          <table:table-cell table:style-name="ce130" table:formula="of:=SUM([.E14:.E27])" office:value-type="float" office:value="9" calcext:value-type="float">
            <text:p>9</text:p>
          </table:table-cell>
          <table:table-cell table:style-name="ce133" table:formula="of:=[.H13]-[.A13]" office:value-type="float" office:value="10.7142857142858" calcext:value-type="float">
            <text:p>11 %</text:p>
          </table:table-cell>
          <table:table-cell table:number-columns-repeated="1013"/>
        </table:table-row>
        <table:table-row table:style-name="ro5">
          <table:table-cell table:style-name="ce115" table:formula="of:=(100/SUM([.$E$2:.$E$15]))*[.E15]" office:value-type="float" office:value="4.76190476190476" calcext:value-type="float">
            <text:p>5 %</text:p>
          </table:table-cell>
          <table:table-cell table:style-name="ce120" office:value-type="string" calcext:value-type="string">
            <text:p>Preparación de la presentación</text:p>
          </table:table-cell>
          <table:table-cell table:style-name="ce124" office:value-type="date" office:date-value="2016-12-12" calcext:value-type="date">
            <text:p>12/12/16</text:p>
          </table:table-cell>
          <table:table-cell table:style-name="ce124" office:value-type="date" office:date-value="2016-12-15" calcext:value-type="date">
            <text:p>15/12/16</text:p>
          </table:table-cell>
          <table:table-cell table:style-name="ce120" table:formula="of:=[.D15]-[.C15]+1" office:value-type="float" office:value="4" calcext:value-type="float">
            <text:p>4</text:p>
          </table:table-cell>
          <table:table-cell table:style-name="ce127"/>
          <table:table-cell table:style-name="ce131" table:formula="of:=[.$G$2]-SUM([.$E$2:.E14])" office:value-type="float" office:value="4" calcext:value-type="float">
            <text:p>4</text:p>
          </table:table-cell>
          <table:table-cell table:style-name="ce134" table:formula="of:=[.H14]-[.A14]" office:value-type="float" office:value="4.7619047619048" calcext:value-type="float">
            <text:p>5 %</text:p>
          </table:table-cell>
          <table:table-cell table:number-columns-repeated="1013"/>
        </table:table-row>
        <table:table-row table:style-name="ro3" table:number-rows-repeated="2"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a xlink:href="mailto:eva_puigcerver@ieslasenia.org" xlink:type="simple">eva_puigcerver@ieslasenia.org</text:a>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0" loext:min-decimal-places="0" number:min-integer-digits="1"/>
      <number:text> %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ext-properties fo:color="#70ad47"/>
    </style:style>
    <style:style style:name="ConditionalStyle_5f_2" style:display-name="ConditionalStyle_2" style:family="table-cell" style:parent-style-name="Default">
      <style:table-cell-properties fo:background-color="#70ad47"/>
    </style:style>
    <style:style style:name="ConditionalStyle_5f_3" style:display-name="ConditionalStyle_3" style:family="table-cell" style:parent-style-name="Default">
      <style:table-cell-properties fo:background-color="#70ad47"/>
    </style:style>
    <style:style style:name="ConditionalStyle_5f_4" style:display-name="ConditionalStyle_4" style:family="table-cell" style:parent-style-name="Default">
      <style:table-cell-properties fo:background-color="#70ad47"/>
    </style:style>
    <style:style style:name="ConditionalStyle_5f_5" style:display-name="ConditionalStyle_5" style:family="table-cell" style:parent-style-name="Default">
      <style:table-cell-properties fo:background-color="#70ad47"/>
    </style:style>
    <style:style style:name="ConditionalStyle_5f_6" style:display-name="ConditionalStyle_6" style:family="table-cell" style:parent-style-name="Default">
      <style:table-cell-properties fo:background-color="#70ad47"/>
    </style:style>
    <style:style style:name="ConditionalStyle_5f_7" style:display-name="ConditionalStyle_7" style:family="table-cell" style:parent-style-name="Default">
      <style:text-properties fo:color="#70ad47"/>
    </style:style>
    <style:style style:name="ConditionalStyle_5f_8" style:display-name="ConditionalStyle_8" style:family="table-cell" style:parent-style-name="Default">
      <style:table-cell-properties fo:background-color="#70ad47"/>
    </style:style>
    <style:style style:name="ConditionalStyle_5f_9" style:display-name="ConditionalStyle_9" style:family="table-cell" style:parent-style-name="Default">
      <style:text-properties fo:color="#70ad47"/>
    </style:style>
    <style:style style:name="ConditionalStyle_5f_10" style:display-name="ConditionalStyle_10" style:family="table-cell" style:parent-style-name="Default">
      <style:table-cell-properties fo:background-color="#70ad47"/>
    </style:style>
    <style:style style:name="ConditionalStyle_5f_11" style:display-name="ConditionalStyle_11" style:family="table-cell" style:parent-style-name="Default">
      <style:table-cell-properties fo:background-color="#70ad47"/>
    </style:style>
    <style:style style:name="ConditionalStyle_5f_12" style:display-name="ConditionalStyle_12" style:family="table-cell" style:parent-style-name="Default">
      <style:table-cell-properties fo:background-color="#70ad47"/>
    </style:style>
    <style:style style:name="ConditionalStyle_5f_13" style:display-name="ConditionalStyle_13" style:family="table-cell" style:parent-style-name="Default">
      <style:table-cell-properties fo:background-color="#70ad47"/>
    </style:style>
    <style:style style:name="ConditionalStyle_5f_14" style:display-name="ConditionalStyle_14" style:family="table-cell" style:parent-style-name="Default">
      <style:table-cell-properties fo:background-color="#70ad47"/>
    </style:style>
    <style:style style:name="ConditionalStyle_5f_15" style:display-name="ConditionalStyle_15" style:family="table-cell" style:parent-style-name="Default">
      <style:text-properties fo:color="#70ad47"/>
    </style:style>
    <style:style style:name="ConditionalStyle_5f_16" style:display-name="ConditionalStyle_16" style:family="table-cell" style:parent-style-name="Default">
      <style:table-cell-properties fo:background-color="#70ad47"/>
    </style:style>
    <style:style style:name="ConditionalStyle_5f_17" style:display-name="ConditionalStyle_17" style:family="table-cell" style:parent-style-name="Default">
      <style:text-properties fo:color="#70ad47"/>
    </style:style>
    <style:style style:name="ConditionalStyle_5f_18" style:display-name="ConditionalStyle_18" style:family="table-cell" style:parent-style-name="Default">
      <style:table-cell-properties fo:background-color="#70ad47"/>
    </style:style>
    <style:style style:name="ConditionalStyle_5f_19" style:display-name="ConditionalStyle_19" style:family="table-cell" style:parent-style-name="Default">
      <style:table-cell-properties fo:background-color="#70ad47"/>
    </style:style>
    <style:style style:name="ConditionalStyle_5f_20" style:display-name="ConditionalStyle_20" style:family="table-cell" style:parent-style-name="Default">
      <style:table-cell-properties fo:background-color="#70ad47"/>
    </style:style>
    <style:style style:name="ConditionalStyle_5f_21" style:display-name="ConditionalStyle_21" style:family="table-cell" style:parent-style-name="Default">
      <style:table-cell-properties fo:background-color="#70ad47"/>
    </style:style>
    <style:style style:name="ConditionalStyle_5f_22" style:display-name="ConditionalStyle_22" style:family="table-cell" style:parent-style-name="Default">
      <style:table-cell-properties fo:background-color="#70ad47"/>
    </style:style>
    <style:style style:name="ConditionalStyle_5f_23" style:display-name="ConditionalStyle_23" style:family="table-cell" style:parent-style-name="Default">
      <style:text-properties fo:color="#70ad47"/>
    </style:style>
    <style:style style:name="ConditionalStyle_5f_24" style:display-name="ConditionalStyle_24" style:family="table-cell" style:parent-style-name="Default">
      <style:table-cell-properties fo:background-color="#70ad47"/>
    </style:style>
    <style:style style:name="ConditionalStyle_5f_25" style:display-name="ConditionalStyle_25" style:family="table-cell" style:parent-style-name="Default">
      <style:text-properties fo:color="#70ad47"/>
    </style:style>
    <style:style style:name="ConditionalStyle_5f_26" style:display-name="ConditionalStyle_26" style:family="table-cell" style:parent-style-name="Default">
      <style:table-cell-properties fo:background-color="#70ad47"/>
    </style:style>
    <style:style style:name="ConditionalStyle_5f_27" style:display-name="ConditionalStyle_27" style:family="table-cell" style:parent-style-name="Default">
      <style:table-cell-properties fo:background-color="#70ad47"/>
    </style:style>
    <style:style style:name="ConditionalStyle_5f_28" style:display-name="ConditionalStyle_28" style:family="table-cell" style:parent-style-name="Default">
      <style:table-cell-properties fo:background-color="#70ad47"/>
    </style:style>
    <style:style style:name="ConditionalStyle_5f_29" style:display-name="ConditionalStyle_29" style:family="table-cell" style:parent-style-name="Default">
      <style:table-cell-properties fo:background-color="#70ad47"/>
    </style:style>
    <style:style style:name="ConditionalStyle_5f_30" style:display-name="ConditionalStyle_30" style:family="table-cell" style:parent-style-name="Default">
      <style:table-cell-properties fo:background-color="#70ad47"/>
    </style:style>
    <style:style style:name="ConditionalStyle_5f_31" style:display-name="ConditionalStyle_31" style:family="table-cell" style:parent-style-name="Default">
      <style:text-properties fo:color="#70ad47"/>
    </style:style>
    <style:style style:name="ConditionalStyle_5f_32" style:display-name="ConditionalStyle_32" style:family="table-cell" style:parent-style-name="Default">
      <style:table-cell-properties fo:background-color="#70ad47"/>
    </style:style>
    <style:style style:name="ConditionalStyle_5f_33" style:display-name="ConditionalStyle_33" style:family="table-cell" style:parent-style-name="Default">
      <style:text-properties fo:color="#70ad47"/>
    </style:style>
    <style:style style:name="ConditionalStyle_5f_34" style:display-name="ConditionalStyle_34" style:family="table-cell" style:parent-style-name="Default">
      <style:table-cell-properties fo:background-color="#70ad47"/>
    </style:style>
    <style:style style:name="ConditionalStyle_5f_35" style:display-name="ConditionalStyle_35" style:family="table-cell" style:parent-style-name="Default">
      <style:table-cell-properties fo:background-color="#70ad47"/>
    </style:style>
    <style:style style:name="ConditionalStyle_5f_36" style:display-name="ConditionalStyle_36" style:family="table-cell" style:parent-style-name="Default">
      <style:table-cell-properties fo:background-color="#70ad47"/>
    </style:style>
    <style:style style:name="ConditionalStyle_5f_37" style:display-name="ConditionalStyle_37" style:family="table-cell" style:parent-style-name="Default">
      <style:table-cell-properties fo:background-color="#70ad47"/>
    </style:style>
    <style:style style:name="ConditionalStyle_5f_38" style:display-name="ConditionalStyle_38" style:family="table-cell" style:parent-style-name="Default">
      <style:table-cell-properties fo:background-color="#70ad47"/>
    </style:style>
    <style:style style:name="ConditionalStyle_5f_39" style:display-name="ConditionalStyle_39" style:family="table-cell" style:parent-style-name="Default">
      <style:text-properties fo:color="#70ad47"/>
    </style:style>
    <style:style style:name="ConditionalStyle_5f_40" style:display-name="ConditionalStyle_40" style:family="table-cell" style:parent-style-name="Default">
      <style:table-cell-properties fo:background-color="#70ad47"/>
    </style:style>
    <style:style style:name="ConditionalStyle_5f_41" style:display-name="ConditionalStyle_41" style:family="table-cell" style:parent-style-name="Default">
      <style:text-properties fo:color="#70ad47"/>
    </style:style>
    <style:style style:name="ConditionalStyle_5f_42" style:display-name="ConditionalStyle_42" style:family="table-cell" style:parent-style-name="Default">
      <style:table-cell-properties fo:background-color="#70ad47"/>
    </style:style>
    <style:style style:name="ConditionalStyle_5f_43" style:display-name="ConditionalStyle_43" style:family="table-cell" style:parent-style-name="Default">
      <style:table-cell-properties fo:background-color="#70ad47"/>
    </style:style>
    <style:style style:name="ConditionalStyle_5f_44" style:display-name="ConditionalStyle_44" style:family="table-cell" style:parent-style-name="Default">
      <style:table-cell-properties fo:background-color="#70ad47"/>
    </style:style>
    <style:style style:name="ConditionalStyle_5f_45" style:display-name="ConditionalStyle_45" style:family="table-cell" style:parent-style-name="Default">
      <style:table-cell-properties fo:background-color="#70ad47"/>
    </style:style>
    <style:style style:name="ConditionalStyle_5f_46" style:display-name="ConditionalStyle_46" style:family="table-cell" style:parent-style-name="Default">
      <style:table-cell-properties fo:background-color="#70ad47"/>
    </style:style>
    <style:style style:name="ConditionalStyle_5f_47" style:display-name="ConditionalStyle_47" style:family="table-cell" style:parent-style-name="Default">
      <style:text-properties fo:color="#70ad47"/>
    </style:style>
    <style:style style:name="ConditionalStyle_5f_48" style:display-name="ConditionalStyle_48" style:family="table-cell" style:parent-style-name="Default">
      <style:table-cell-properties fo:background-color="#70ad47"/>
    </style:style>
    <style:style style:name="ConditionalStyle_5f_49" style:display-name="ConditionalStyle_49" style:family="table-cell" style:parent-style-name="Default">
      <style:text-properties fo:color="#70ad47"/>
    </style:style>
    <style:style style:name="ConditionalStyle_5f_50" style:display-name="ConditionalStyle_50" style:family="table-cell" style:parent-style-name="Default">
      <style:table-cell-properties fo:background-color="#70ad47"/>
    </style:style>
    <style:style style:name="ConditionalStyle_5f_51" style:display-name="ConditionalStyle_51" style:family="table-cell" style:parent-style-name="Default">
      <style:table-cell-properties fo:background-color="#70ad47"/>
    </style:style>
    <style:style style:name="ConditionalStyle_5f_52" style:display-name="ConditionalStyle_52" style:family="table-cell" style:parent-style-name="Default">
      <style:table-cell-properties fo:background-color="#70ad47"/>
    </style:style>
    <style:style style:name="ConditionalStyle_5f_53" style:display-name="ConditionalStyle_53" style:family="table-cell" style:parent-style-name="Default">
      <style:table-cell-properties fo:background-color="#70ad47"/>
    </style:style>
    <style:style style:name="ConditionalStyle_5f_54" style:display-name="ConditionalStyle_54" style:family="table-cell" style:parent-style-name="Default">
      <style:table-cell-properties fo:background-color="#70ad47"/>
    </style:style>
    <style:style style:name="ConditionalStyle_5f_55" style:display-name="ConditionalStyle_55" style:family="table-cell" style:parent-style-name="Default">
      <style:text-properties fo:color="#70ad47"/>
    </style:style>
    <style:style style:name="ConditionalStyle_5f_56" style:display-name="ConditionalStyle_56" style:family="table-cell" style:parent-style-name="Default">
      <style:table-cell-properties fo:background-color="#70ad47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6:39:50.7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4:52:29</meta:creation-date>
    <meta:initial-creator>Samuel CD</meta:initial-creator>
    <dc:language>es-ES</dc:language>
    <dc:date>2016-11-14T16:44:10.695000000</dc:date>
    <meta:editing-cycles>14</meta:editing-cycles>
    <meta:editing-duration>PT18H6M25S</meta:editing-duration>
    <meta:generator>LibreOffice/5.2.2.2$Windows_x86 LibreOffice_project/8f96e87c890bf8fa77463cd4b640a2312823f3ad</meta:generator>
    <meta:print-date>2016-11-14T16:42:49.605000000</meta:print-date>
    <meta:document-statistic meta:table-count="2" meta:cell-count="324" meta:object-count="0"/>
    <meta:user-defined meta:name="AppVersion">15.0300</meta:user-defined>
    <meta:user-defined meta:name="Company">Ningu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